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B_(copy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quadratico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inear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2013-05-13</text:p>
          </table:table-cell>
          <table:table-cell office:value-type="float" office:value="26.25" table:style-name="ce1">
            <text:p>26,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1.643316210599998" table:formula="of:=-0.0000545252*[.D2]^2 + 0.5609597066*[.D2] + 31.6433162106" table:style-name="ce1">
            <text:p>31,6433162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.394455367600003" table:formula="of:=0.545256449*[.G2] + 32.3944553676" table:style-name="ce1">
            <text:p>32,3944553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5-20</text:p>
          </table:table-cell>
          <table:table-cell office:value-type="float" office:value="24.309999000000001" table:style-name="ce1">
            <text:p>24,3099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.204221392000001" table:formula="of:=-0.0000545252*[.D3]^2 + 0.5609597066*[.D3] + 31.6433162106" table:style-name="ce1">
            <text:p>32,204221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.939711816600003" table:formula="of:=0.545256449*[.G3] + 32.3944553676" table:style-name="ce1">
            <text:p>32,9397118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5-27</text:p>
          </table:table-cell>
          <table:table-cell office:value-type="float" office:value="24.35" table:style-name="ce1">
            <text:p>24,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.765017522999997" table:formula="of:=-0.0000545252*[.D4]^2 + 0.5609597066*[.D4] + 31.6433162106" table:style-name="ce1">
            <text:p>32,7650175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3.484968265600003" table:formula="of:=0.545256449*[.G4] + 32.3944553676" table:style-name="ce1">
            <text:p>33,4849682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6-03</text:p>
          </table:table-cell>
          <table:table-cell office:value-type="float" office:value="23.290001" table:style-name="ce1">
            <text:p>23,29000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3.325704603600002" table:formula="of:=-0.0000545252*[.D5]^2 + 0.5609597066*[.D5] + 31.6433162106" table:style-name="ce1">
            <text:p>33,325704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4.030224714600003" table:formula="of:=0.545256449*[.G5] + 32.3944553676" table:style-name="ce1">
            <text:p>34,0302247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6-10</text:p>
          </table:table-cell>
          <table:table-cell office:value-type="float" office:value="23.629999000000002" table:style-name="ce1">
            <text:p>23,629999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3.8862826338" table:formula="of:=-0.0000545252*[.D6]^2 + 0.5609597066*[.D6] + 31.6433162106" table:style-name="ce1">
            <text:p>33,8862826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4.575481163600003" table:formula="of:=0.545256449*[.G6] + 32.3944553676" table:style-name="ce1">
            <text:p>34,575481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6-17</text:p>
          </table:table-cell>
          <table:table-cell office:value-type="float" office:value="24.530000999999999" table:style-name="ce1">
            <text:p>24,53000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4.4467516136" table:formula="of:=-0.0000545252*[.D7]^2 + 0.5609597066*[.D7] + 31.6433162106" table:style-name="ce1">
            <text:p>34,4467516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.120737612600003" table:formula="of:=0.545256449*[.G7] + 32.3944553676" table:style-name="ce1">
            <text:p>35,1207376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6-24</text:p>
          </table:table-cell>
          <table:table-cell office:value-type="float" office:value="24.879999000000002" table:style-name="ce1">
            <text:p>24,87999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5.007111543000001" table:formula="of:=-0.0000545252*[.D8]^2 + 0.5609597066*[.D8] + 31.6433162106" table:style-name="ce1">
            <text:p>35,0071115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5.665994061600003" table:formula="of:=0.545256449*[.G8] + 32.3944553676" table:style-name="ce1">
            <text:p>35,6659940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7-01</text:p>
          </table:table-cell>
          <table:table-cell office:value-type="float" office:value="24.370000999999998" table:style-name="ce1">
            <text:p>24,37000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5.567362422000002" table:formula="of:=-0.0000545252*[.D9]^2 + 0.5609597066*[.D9] + 31.6433162106" table:style-name="ce1">
            <text:p>35,5673624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6.211250510600003" table:formula="of:=0.545256449*[.G9] + 32.3944553676" table:style-name="ce1">
            <text:p>36,2112505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7-08</text:p>
          </table:table-cell>
          <table:table-cell office:value-type="float" office:value="25.91" table:style-name="ce1">
            <text:p>25,9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6.127504250599998" table:formula="of:=-0.0000545252*[.D10]^2 + 0.5609597066*[.D10] + 31.6433162106" table:style-name="ce1">
            <text:p>36,1275042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6.756506959600003" table:formula="of:=0.545256449*[.G10] + 32.3944553676" table:style-name="ce1">
            <text:p>36,7565069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7-15</text:p>
          </table:table-cell>
          <table:table-cell office:value-type="float" office:value="25.879999000000002" table:style-name="ce1">
            <text:p>25,87999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6.687537028800001" table:formula="of:=-0.0000545252*[.D11]^2 + 0.5609597066*[.D11] + 31.6433162106" table:style-name="ce1">
            <text:p>36,6875370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7.301763408600003" table:formula="of:=0.545256449*[.G11] + 32.3944553676" table:style-name="ce1">
            <text:p>37,301763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7-22</text:p>
          </table:table-cell>
          <table:table-cell office:value-type="float" office:value="34.009998000000003" table:style-name="ce1">
            <text:p>34,00999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7.247460756599999" table:formula="of:=-0.0000545252*[.D12]^2 + 0.5609597066*[.D12] + 31.6433162106" table:style-name="ce1">
            <text:p>37,2474607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7.847019857600003" table:formula="of:=0.545256449*[.G12] + 32.3944553676" table:style-name="ce1">
            <text:p>37,8470198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7-29</text:p>
          </table:table-cell>
          <table:table-cell office:value-type="float" office:value="38.049999" table:style-name="ce1">
            <text:p>38,049999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7.807275433999997" table:formula="of:=-0.0000545252*[.D13]^2 + 0.5609597066*[.D13] + 31.6433162106" table:style-name="ce1">
            <text:p>37,8072754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8.392276306600003" table:formula="of:=0.545256449*[.G13] + 32.3944553676" table:style-name="ce1">
            <text:p>38,3922763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8-05</text:p>
          </table:table-cell>
          <table:table-cell office:value-type="float" office:value="38.5" table:style-name="ce1">
            <text:p>38,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8.366981060999997" table:formula="of:=-0.0000545252*[.D14]^2 + 0.5609597066*[.D14] + 31.6433162106" table:style-name="ce1">
            <text:p>38,3669810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8.937532755600003" table:formula="of:=0.545256449*[.G14] + 32.3944553676" table:style-name="ce1">
            <text:p>38,9375327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8-12</text:p>
          </table:table-cell>
          <table:table-cell office:value-type="float" office:value="37.080002" table:style-name="ce1">
            <text:p>37,08000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8.926577637599998" table:formula="of:=-0.0000545252*[.D15]^2 + 0.5609597066*[.D15] + 31.6433162106" table:style-name="ce1">
            <text:p>38,9265776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.482789204600003" table:formula="of:=0.545256449*[.G15] + 32.3944553676" table:style-name="ce1">
            <text:p>39,482789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8-19</text:p>
          </table:table-cell>
          <table:table-cell office:value-type="float" office:value="40.549999" table:style-name="ce1">
            <text:p>40,54999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9.486065163799999" table:formula="of:=-0.0000545252*[.D16]^2 + 0.5609597066*[.D16] + 31.6433162106" table:style-name="ce1">
            <text:p>39,4860651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.028045653600003" table:formula="of:=0.545256449*[.G16] + 32.3944553676" table:style-name="ce1">
            <text:p>40,0280456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2013-08-26</text:p>
          </table:table-cell>
          <table:table-cell office:value-type="float" office:value="41.290000999999997" table:style-name="ce1">
            <text:p>41,29000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0.045443639599995" table:formula="of:=-0.0000545252*[.D17]^2 + 0.5609597066*[.D17] + 31.6433162106" table:style-name="ce1">
            <text:p>40,0454436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0.573302102600003" table:formula="of:=0.545256449*[.G17] + 32.3944553676" table:style-name="ce1">
            <text:p>40,57330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09-02</text:p>
          </table:table-cell>
          <table:table-cell office:value-type="float" office:value="43.950001" table:style-name="ce1">
            <text:p>43,95000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.604713064999999" table:formula="of:=-0.0000545252*[.D18]^2 + 0.5609597066*[.D18] + 31.6433162106" table:style-name="ce1">
            <text:p>40,6047130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1.118558551600003" table:formula="of:=0.545256449*[.G18] + 32.3944553676" table:style-name="ce1">
            <text:p>41,118558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09-09</text:p>
          </table:table-cell>
          <table:table-cell office:value-type="float" office:value="44.310001" table:style-name="ce1">
            <text:p>44,31000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.163873440000003" table:formula="of:=-0.0000545252*[.D19]^2 + 0.5609597066*[.D19] + 31.6433162106" table:style-name="ce1">
            <text:p>41,1638734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1.663815000600003" table:formula="of:=0.545256449*[.G19] + 32.3944553676" table:style-name="ce1">
            <text:p>41,6638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09-16</text:p>
          </table:table-cell>
          <table:table-cell office:value-type="float" office:value="47.490001999999997" table:style-name="ce1">
            <text:p>47,49000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1.722924764600002" table:formula="of:=-0.0000545252*[.D20]^2 + 0.5609597066*[.D20] + 31.6433162106" table:style-name="ce1">
            <text:p>41,7229247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2.209071449600003" table:formula="of:=0.545256449*[.G20] + 32.3944553676" table:style-name="ce1">
            <text:p>42,209071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09-23</text:p>
          </table:table-cell>
          <table:table-cell office:value-type="float" office:value="51.240001999999997" table:style-name="ce1">
            <text:p>51,24000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.281867038800002" table:formula="of:=-0.0000545252*[.D21]^2 + 0.5609597066*[.D21] + 31.6433162106" table:style-name="ce1">
            <text:p>42,2818670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.754327898600003" table:formula="of:=0.545256449*[.G21] + 32.3944553676" table:style-name="ce1">
            <text:p>42,75432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09-30</text:p>
          </table:table-cell>
          <table:table-cell office:value-type="float" office:value="51.040000999999997" table:style-name="ce1">
            <text:p>51,04000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2.840700262600002" table:formula="of:=-0.0000545252*[.D22]^2 + 0.5609597066*[.D22] + 31.6433162106" table:style-name="ce1">
            <text:p>42,8407002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3.299584347600003" table:formula="of:=0.545256449*[.G22] + 32.3944553676" table:style-name="ce1">
            <text:p>43,299584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0-07</text:p>
          </table:table-cell>
          <table:table-cell office:value-type="float" office:value="49.110000999999997" table:style-name="ce1">
            <text:p>49,11000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3.399424435999997" table:formula="of:=-0.0000545252*[.D23]^2 + 0.5609597066*[.D23] + 31.6433162106" table:style-name="ce1">
            <text:p>43,3994244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3.844840796600003" table:formula="of:=0.545256449*[.G23] + 32.3944553676" table:style-name="ce1">
            <text:p>43,84484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0-14</text:p>
          </table:table-cell>
          <table:table-cell office:value-type="float" office:value="54.220001000000003" table:style-name="ce1">
            <text:p>54,22000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3.958039558999999" table:formula="of:=-0.0000545252*[.D24]^2 + 0.5609597066*[.D24] + 31.6433162106" table:style-name="ce1">
            <text:p>43,9580395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4.390097245600003" table:formula="of:=0.545256449*[.G24] + 32.3944553676" table:style-name="ce1">
            <text:p>44,39009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0-21</text:p>
          </table:table-cell>
          <table:table-cell office:value-type="float" office:value="51.950001" table:style-name="ce1">
            <text:p>51,95000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4.516545631599996" table:formula="of:=-0.0000545252*[.D25]^2 + 0.5609597066*[.D25] + 31.6433162106" table:style-name="ce1">
            <text:p>44,5165456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4.935353694600003" table:formula="of:=0.545256449*[.G25] + 32.3944553676" table:style-name="ce1">
            <text:p>44,935353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0-28</text:p>
          </table:table-cell>
          <table:table-cell office:value-type="float" office:value="49.75" table:style-name="ce1">
            <text:p>49,7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5.074942653800001" table:formula="of:=-0.0000545252*[.D26]^2 + 0.5609597066*[.D26] + 31.6433162106" table:style-name="ce1">
            <text:p>45,0749426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5.480610143600003" table:formula="of:=0.545256449*[.G26] + 32.3944553676" table:style-name="ce1">
            <text:p>45,480610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1-04</text:p>
          </table:table-cell>
          <table:table-cell office:value-type="float" office:value="47.529998999999997" table:style-name="ce1">
            <text:p>47,52999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5.6332306256" table:formula="of:=-0.0000545252*[.D27]^2 + 0.5609597066*[.D27] + 31.6433162106" table:style-name="ce1">
            <text:p>45,6332306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6.025866592600003" table:formula="of:=0.545256449*[.G27] + 32.3944553676" table:style-name="ce1">
            <text:p>46,025866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1-11</text:p>
          </table:table-cell>
          <table:table-cell office:value-type="float" office:value="49.009998000000003" table:style-name="ce1">
            <text:p>49,00999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.191409546999999" table:formula="of:=-0.0000545252*[.D28]^2 + 0.5609597066*[.D28] + 31.6433162106" table:style-name="ce1">
            <text:p>46,1914095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.571123041600003" table:formula="of:=0.545256449*[.G28] + 32.3944553676" table:style-name="ce1">
            <text:p>46,57112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1-18</text:p>
          </table:table-cell>
          <table:table-cell office:value-type="float" office:value="46.23" table:style-name="ce1">
            <text:p>46,2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6.749479418" table:formula="of:=-0.0000545252*[.D29]^2 + 0.5609597066*[.D29] + 31.6433162106" table:style-name="ce1">
            <text:p>46,7494794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7.116379490600004" table:formula="of:=0.545256449*[.G29] + 32.3944553676" table:style-name="ce1">
            <text:p>47,116379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1-25</text:p>
          </table:table-cell>
          <table:table-cell office:value-type="float" office:value="47.009998000000003" table:style-name="ce1">
            <text:p>47,00999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7.307440238599995" table:formula="of:=-0.0000545252*[.D30]^2 + 0.5609597066*[.D30] + 31.6433162106" table:style-name="ce1">
            <text:p>47,30744024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7.661635939600004" table:formula="of:=0.545256449*[.G30] + 32.3944553676" table:style-name="ce1">
            <text:p>47,661635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2-02</text:p>
          </table:table-cell>
          <table:table-cell office:value-type="float" office:value="47.939999" table:style-name="ce1">
            <text:p>47,93999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7.865292008799997" table:formula="of:=-0.0000545252*[.D31]^2 + 0.5609597066*[.D31] + 31.6433162106" table:style-name="ce1">
            <text:p>47,8652920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8.206892388600004" table:formula="of:=0.545256449*[.G31] + 32.3944553676" table:style-name="ce1">
            <text:p>48,206892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2-09</text:p>
          </table:table-cell>
          <table:table-cell office:value-type="float" office:value="53.32" table:style-name="ce1">
            <text:p>53,3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8.423034728600001" table:formula="of:=-0.0000545252*[.D32]^2 + 0.5609597066*[.D32] + 31.6433162106" table:style-name="ce1">
            <text:p>48,4230347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8.752148837600004" table:formula="of:=0.545256449*[.G32] + 32.3944553676" table:style-name="ce1">
            <text:p>48,752148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2-16</text:p>
          </table:table-cell>
          <table:table-cell office:value-type="float" office:value="55.119999" table:style-name="ce1">
            <text:p>55,11999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8.980668398000006" table:formula="of:=-0.0000545252*[.D33]^2 + 0.5609597066*[.D33] + 31.6433162106" table:style-name="ce1">
            <text:p>48,980668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9.297405286600004" table:formula="of:=0.545256449*[.G33] + 32.3944553676" table:style-name="ce1">
            <text:p>49,297405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2-23</text:p>
          </table:table-cell>
          <table:table-cell office:value-type="float" office:value="55.439999" table:style-name="ce1">
            <text:p>55,43999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9.538193016999998" table:formula="of:=-0.0000545252*[.D34]^2 + 0.5609597066*[.D34] + 31.6433162106" table:style-name="ce1">
            <text:p>49,5381930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49.842661735600004" table:formula="of:=0.545256449*[.G34] + 32.3944553676" table:style-name="ce1">
            <text:p>49,842661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3-12-30</text:p>
          </table:table-cell>
          <table:table-cell office:value-type="float" office:value="54.560001" table:style-name="ce1">
            <text:p>54,56000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0.095608585599997" table:formula="of:=-0.0000545252*[.D35]^2 + 0.5609597066*[.D35] + 31.6433162106" table:style-name="ce1">
            <text:p>50,09560859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50.387918184600004" table:formula="of:=0.545256449*[.G35] + 32.3944553676" table:style-name="ce1">
            <text:p>50,387918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1-06</text:p>
          </table:table-cell>
          <table:table-cell office:value-type="float" office:value="57.939999" table:style-name="ce1">
            <text:p>57,93999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0.652915103799998" table:formula="of:=-0.0000545252*[.D36]^2 + 0.5609597066*[.D36] + 31.6433162106" table:style-name="ce1">
            <text:p>50,6529151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0.933174633600004" table:formula="of:=0.545256449*[.G36] + 32.3944553676" table:style-name="ce1">
            <text:p>50,933174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1-13</text:p>
          </table:table-cell>
          <table:table-cell office:value-type="float" office:value="56.299999" table:style-name="ce1">
            <text:p>56,29999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1.2101125716" table:formula="of:=-0.0000545252*[.D37]^2 + 0.5609597066*[.D37] + 31.6433162106" table:style-name="ce1">
            <text:p>51,2101125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1.478431082600004" table:formula="of:=0.545256449*[.G37] + 32.3944553676" table:style-name="ce1">
            <text:p>51,478431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1-20</text:p>
          </table:table-cell>
          <table:table-cell office:value-type="float" office:value="54.450001" table:style-name="ce1">
            <text:p>54,45000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1.767200989000003" table:formula="of:=-0.0000545252*[.D38]^2 + 0.5609597066*[.D38] + 31.6433162106" table:style-name="ce1">
            <text:p>51,76720099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52.023687531600004" table:formula="of:=0.545256449*[.G38] + 32.3944553676" table:style-name="ce1">
            <text:p>52,023687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1-27</text:p>
          </table:table-cell>
          <table:table-cell office:value-type="float" office:value="62.57" table:style-name="ce1">
            <text:p>62,5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2.324180355999999" table:formula="of:=-0.0000545252*[.D39]^2 + 0.5609597066*[.D39] + 31.6433162106" table:style-name="ce1">
            <text:p>52,3241803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52.568943980600004" table:formula="of:=0.545256449*[.G39] + 32.3944553676" table:style-name="ce1">
            <text:p>52,568943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2-03</text:p>
          </table:table-cell>
          <table:table-cell office:value-type="float" office:value="64.319999999999993" table:style-name="ce1">
            <text:p>64,3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2.881050672599997" table:formula="of:=-0.0000545252*[.D40]^2 + 0.5609597066*[.D40] + 31.6433162106" table:style-name="ce1">
            <text:p>52,8810506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53.114200429600004" table:formula="of:=0.545256449*[.G40] + 32.3944553676" table:style-name="ce1">
            <text:p>53,114200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2-10</text:p>
          </table:table-cell>
          <table:table-cell office:value-type="float" office:value="67.089995999999999" table:style-name="ce1">
            <text:p>67,08999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3.437811938799996" table:formula="of:=-0.0000545252*[.D41]^2 + 0.5609597066*[.D41] + 31.6433162106" table:style-name="ce1">
            <text:p>53,4378119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53.659456878600004" table:formula="of:=0.545256449*[.G41] + 32.3944553676" table:style-name="ce1">
            <text:p>53,659456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2-17</text:p>
          </table:table-cell>
          <table:table-cell office:value-type="float" office:value="68.589995999999999" table:style-name="ce1">
            <text:p>68,58999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3.994464154600003" table:formula="of:=-0.0000545252*[.D42]^2 + 0.5609597066*[.D42] + 31.6433162106" table:style-name="ce1">
            <text:p>53,9944641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4.204713327600004" table:formula="of:=0.545256449*[.G42] + 32.3944553676" table:style-name="ce1">
            <text:p>54,204713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2-24</text:p>
          </table:table-cell>
          <table:table-cell office:value-type="float" office:value="68.459998999999996" table:style-name="ce1">
            <text:p>68,45999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54.551007319999997" table:formula="of:=-0.0000545252*[.D43]^2 + 0.5609597066*[.D43] + 31.6433162106" table:style-name="ce1">
            <text:p>54,5510073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54.749969776600004" table:formula="of:=0.545256449*[.G43] + 32.3944553676" table:style-name="ce1">
            <text:p>54,749969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3-03</text:p>
          </table:table-cell>
          <table:table-cell office:value-type="float" office:value="69.800003000000004" table:style-name="ce1">
            <text:p>69,800003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55.107441434999998" table:formula="of:=-0.0000545252*[.D44]^2 + 0.5609597066*[.D44] + 31.6433162106" table:style-name="ce1">
            <text:p>55,10744144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55.295226225600004" table:formula="of:=0.545256449*[.G44] + 32.3944553676" table:style-name="ce1">
            <text:p>55,295226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3-10</text:p>
          </table:table-cell>
          <table:table-cell office:value-type="float" office:value="67.720000999999996" table:style-name="ce1">
            <text:p>67,72000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55.663766499600001" table:formula="of:=-0.0000545252*[.D45]^2 + 0.5609597066*[.D45] + 31.6433162106" table:style-name="ce1">
            <text:p>55,663766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55.840482674600004" table:formula="of:=0.545256449*[.G45] + 32.3944553676" table:style-name="ce1">
            <text:p>55,840482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3-17</text:p>
          </table:table-cell>
          <table:table-cell office:value-type="float" office:value="67.239998" table:style-name="ce1">
            <text:p>67,239998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56.219982513799998" table:formula="of:=-0.0000545252*[.D46]^2 + 0.5609597066*[.D46] + 31.6433162106" table:style-name="ce1">
            <text:p>56,2199825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56.385739123600004" table:formula="of:=0.545256449*[.G46] + 32.3944553676" table:style-name="ce1">
            <text:p>56,385739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3-24</text:p>
          </table:table-cell>
          <table:table-cell office:value-type="float" office:value="60.009998000000003" table:style-name="ce1">
            <text:p>60,00999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6.776089477600003" table:formula="of:=-0.0000545252*[.D47]^2 + 0.5609597066*[.D47] + 31.6433162106" table:style-name="ce1">
            <text:p>56,7760894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6.930995572600004" table:formula="of:=0.545256449*[.G47] + 32.3944553676" table:style-name="ce1">
            <text:p>56,930995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3-31</text:p>
          </table:table-cell>
          <table:table-cell office:value-type="float" office:value="56.75" table:style-name="ce1">
            <text:p>56,7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57.332087391000002" table:formula="of:=-0.0000545252*[.D48]^2 + 0.5609597066*[.D48] + 31.6433162106" table:style-name="ce1">
            <text:p>57,3320873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57.476252021600004" table:formula="of:=0.545256449*[.G48] + 32.3944553676" table:style-name="ce1">
            <text:p>57,476252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4-07</text:p>
          </table:table-cell>
          <table:table-cell office:value-type="float" office:value="58.529998999999997" table:style-name="ce1">
            <text:p>58,529999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57.887976254000002" table:formula="of:=-0.0000545252*[.D49]^2 + 0.5609597066*[.D49] + 31.6433162106" table:style-name="ce1">
            <text:p>57,8879762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58.021508470600004" table:formula="of:=0.545256449*[.G49] + 32.3944553676" table:style-name="ce1">
            <text:p>58,021508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4-14</text:p>
          </table:table-cell>
          <table:table-cell office:value-type="float" office:value="58.939999" table:style-name="ce1">
            <text:p>58,939999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8.443756066600002" table:formula="of:=-0.0000545252*[.D50]^2 + 0.5609597066*[.D50] + 31.6433162106" table:style-name="ce1">
            <text:p>58,4437560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8.566764919600004" table:formula="of:=0.545256449*[.G50] + 32.3944553676" table:style-name="ce1">
            <text:p>58,566764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4-21</text:p>
          </table:table-cell>
          <table:table-cell office:value-type="float" office:value="57.709999000000003" table:style-name="ce1">
            <text:p>57,709999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58.999426828799997" table:formula="of:=-0.0000545252*[.D51]^2 + 0.5609597066*[.D51] + 31.6433162106" table:style-name="ce1">
            <text:p>58,99942683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59.112021368600004" table:formula="of:=0.545256449*[.G51] + 32.3944553676" table:style-name="ce1">
            <text:p>59,112021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4-28</text:p>
          </table:table-cell>
          <table:table-cell office:value-type="float" office:value="60.459999000000003" table:style-name="ce1">
            <text:p>60,45999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9.5549885406" table:formula="of:=-0.0000545252*[.D52]^2 + 0.5609597066*[.D52] + 31.6433162106" table:style-name="ce1">
            <text:p>59,5549885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9.657277817600004" table:formula="of:=0.545256449*[.G52] + 32.3944553676" table:style-name="ce1">
            <text:p>59,657277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5-05</text:p>
          </table:table-cell>
          <table:table-cell office:value-type="float" office:value="57.240001999999997" table:style-name="ce1">
            <text:p>57,24000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0.110441202000004" table:formula="of:=-0.0000545252*[.D53]^2 + 0.5609597066*[.D53] + 31.6433162106" table:style-name="ce1">
            <text:p>60,110441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60.202534266600004" table:formula="of:=0.545256449*[.G53] + 32.3944553676" table:style-name="ce1">
            <text:p>60,202534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5-12</text:p>
          </table:table-cell>
          <table:table-cell office:value-type="float" office:value="58.02" table:style-name="ce1">
            <text:p>58,0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0.665784813000002" table:formula="of:=-0.0000545252*[.D54]^2 + 0.5609597066*[.D54] + 31.6433162106" table:style-name="ce1">
            <text:p>60,66578481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60.747790715600004" table:formula="of:=0.545256449*[.G54] + 32.3944553676" table:style-name="ce1">
            <text:p>60,747790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5-19</text:p>
          </table:table-cell>
          <table:table-cell office:value-type="float" office:value="61.349997999999999" table:style-name="ce1">
            <text:p>61,34999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1.221019373600001" table:formula="of:=-0.0000545252*[.D55]^2 + 0.5609597066*[.D55] + 31.6433162106" table:style-name="ce1">
            <text:p>61,22101937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61.293047164600004" table:formula="of:=0.545256449*[.G55] + 32.3944553676" table:style-name="ce1">
            <text:p>61,293047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5-26</text:p>
          </table:table-cell>
          <table:table-cell office:value-type="float" office:value="63.299999" table:style-name="ce1">
            <text:p>63,29999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1.776144883800001" table:formula="of:=-0.0000545252*[.D56]^2 + 0.5609597066*[.D56] + 31.6433162106" table:style-name="ce1">
            <text:p>61,7761448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61.838303613600004" table:formula="of:=0.545256449*[.G56] + 32.3944553676" table:style-name="ce1">
            <text:p>61,838303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6-02</text:p>
          </table:table-cell>
          <table:table-cell office:value-type="float" office:value="62.5" table:style-name="ce1">
            <text:p>62,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2.331161343600002" table:formula="of:=-0.0000545252*[.D57]^2 + 0.5609597066*[.D57] + 31.6433162106" table:style-name="ce1">
            <text:p>62,3311613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2.383560062600004" table:formula="of:=0.545256449*[.G57] + 32.3944553676" table:style-name="ce1">
            <text:p>62,383560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6-09</text:p>
          </table:table-cell>
          <table:table-cell office:value-type="float" office:value="64.5" table:style-name="ce1">
            <text:p>64,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2.886068753000004" table:formula="of:=-0.0000545252*[.D58]^2 + 0.5609597066*[.D58] + 31.6433162106" table:style-name="ce1">
            <text:p>62,8860687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62.928816511600004" table:formula="of:=0.545256449*[.G58] + 32.3944553676" table:style-name="ce1">
            <text:p>62,928816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6-16</text:p>
          </table:table-cell>
          <table:table-cell office:value-type="float" office:value="64.5" table:style-name="ce1">
            <text:p>64,5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3.440867112000007" table:formula="of:=-0.0000545252*[.D59]^2 + 0.5609597066*[.D59] + 31.6433162106" table:style-name="ce1">
            <text:p>63,4408671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3.474072960600004" table:formula="of:=0.545256449*[.G59] + 32.3944553676" table:style-name="ce1">
            <text:p>63,474072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6-23</text:p>
          </table:table-cell>
          <table:table-cell office:value-type="float" office:value="67.599997999999999" table:style-name="ce1">
            <text:p>67,5999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3.995556420600003" table:formula="of:=-0.0000545252*[.D60]^2 + 0.5609597066*[.D60] + 31.6433162106" table:style-name="ce1">
            <text:p>63,99555642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4.019329409600005" table:formula="of:=0.545256449*[.G60] + 32.3944553676" table:style-name="ce1">
            <text:p>64,019329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6-30</text:p>
          </table:table-cell>
          <table:table-cell office:value-type="float" office:value="66.290001000000004" table:style-name="ce1">
            <text:p>66,29000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4.550136678800001" table:formula="of:=-0.0000545252*[.D61]^2 + 0.5609597066*[.D61] + 31.6433162106" table:style-name="ce1">
            <text:p>64,5501366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4.564585858599997" table:formula="of:=0.545256449*[.G61] + 32.3944553676" table:style-name="ce1">
            <text:p>64,564585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7-07</text:p>
          </table:table-cell>
          <table:table-cell office:value-type="float" office:value="66.339995999999999" table:style-name="ce1">
            <text:p>66,33999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5.104607886600007" table:formula="of:=-0.0000545252*[.D62]^2 + 0.5609597066*[.D62] + 31.6433162106" table:style-name="ce1">
            <text:p>65,1046078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5.109842307600005" table:formula="of:=0.545256449*[.G62] + 32.3944553676" table:style-name="ce1">
            <text:p>65,109842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7-14</text:p>
          </table:table-cell>
          <table:table-cell office:value-type="float" office:value="68.419998000000007" table:style-name="ce1">
            <text:p>68,419998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5.658970044" table:formula="of:=-0.0000545252*[.D63]^2 + 0.5609597066*[.D63] + 31.6433162106" table:style-name="ce1">
            <text:p>65,6589700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65.655098756600012" table:formula="of:=0.545256449*[.G63] + 32.3944553676" table:style-name="ce1">
            <text:p>65,655098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7-21</text:p>
          </table:table-cell>
          <table:table-cell office:value-type="float" office:value="75.190002000000007" table:style-name="ce1">
            <text:p>75,190002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6.213223150999994" table:formula="of:=-0.0000545252*[.D64]^2 + 0.5609597066*[.D64] + 31.6433162106" table:style-name="ce1">
            <text:p>66,2132231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66.200355205600005" table:formula="of:=0.545256449*[.G64] + 32.3944553676" table:style-name="ce1">
            <text:p>66,200355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7-28</text:p>
          </table:table-cell>
          <table:table-cell office:value-type="float" office:value="72.360000999999997" table:style-name="ce1">
            <text:p>72,36000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6.767367207600003" table:formula="of:=-0.0000545252*[.D65]^2 + 0.5609597066*[.D65] + 31.6433162106" table:style-name="ce1">
            <text:p>66,7673672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6.745611654599998" table:formula="of:=0.545256449*[.G65] + 32.3944553676" table:style-name="ce1">
            <text:p>66,745611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8-04</text:p>
          </table:table-cell>
          <table:table-cell office:value-type="float" office:value="73.059997999999993" table:style-name="ce1">
            <text:p>73,05999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7.321402213799999" table:formula="of:=-0.0000545252*[.D66]^2 + 0.5609597066*[.D66] + 31.6433162106" table:style-name="ce1">
            <text:p>67,3214022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7.290868103600005" table:formula="of:=0.545256449*[.G66] + 32.3944553676" table:style-name="ce1">
            <text:p>67,29086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8-11</text:p>
          </table:table-cell>
          <table:table-cell office:value-type="float" office:value="73.629997000000003" table:style-name="ce1">
            <text:p>73,62999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7.87532816960001" table:formula="of:=-0.0000545252*[.D67]^2 + 0.5609597066*[.D67] + 31.6433162106" table:style-name="ce1">
            <text:p>67,8753281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7.836124552600012" table:formula="of:=0.545256449*[.G67] + 32.3944553676" table:style-name="ce1">
            <text:p>67,836124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8-18</text:p>
          </table:table-cell>
          <table:table-cell office:value-type="float" office:value="74.569999999999993" table:style-name="ce1">
            <text:p>74,57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8.429145075000008" table:formula="of:=-0.0000545252*[.D68]^2 + 0.5609597066*[.D68] + 31.6433162106" table:style-name="ce1">
            <text:p>68,42914508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8.381381001600005" table:formula="of:=0.545256449*[.G68] + 32.3944553676" table:style-name="ce1">
            <text:p>68,3813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8-25</text:p>
          </table:table-cell>
          <table:table-cell office:value-type="float" office:value="74.819999999999993" table:style-name="ce1">
            <text:p>74,8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8.982852930000007" table:formula="of:=-0.0000545252*[.D69]^2 + 0.5609597066*[.D69] + 31.6433162106" table:style-name="ce1">
            <text:p>68,98285293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68.926637450599998" table:formula="of:=0.545256449*[.G69] + 32.3944553676" table:style-name="ce1">
            <text:p>68,926637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9-01</text:p>
          </table:table-cell>
          <table:table-cell office:value-type="float" office:value="77.260002" table:style-name="ce1">
            <text:p>77,260002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.536451734600007" table:formula="of:=-0.0000545252*[.D70]^2 + 0.5609597066*[.D70] + 31.6433162106" table:style-name="ce1">
            <text:p>69,53645173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69.471893899600005" table:formula="of:=0.545256449*[.G70] + 32.3944553676" table:style-name="ce1">
            <text:p>69,47189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9-08</text:p>
          </table:table-cell>
          <table:table-cell office:value-type="float" office:value="77.480002999999996" table:style-name="ce1">
            <text:p>77,48000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70.089941488800008" table:formula="of:=-0.0000545252*[.D71]^2 + 0.5609597066*[.D71] + 31.6433162106" table:style-name="ce1">
            <text:p>70,0899414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70.017150348600012" table:formula="of:=0.545256449*[.G71] + 32.3944553676" table:style-name="ce1">
            <text:p>70,017150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9-15</text:p>
          </table:table-cell>
          <table:table-cell office:value-type="float" office:value="77.910004000000001" table:style-name="ce1">
            <text:p>77,91000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.64332219260001" table:formula="of:=-0.0000545252*[.D72]^2 + 0.5609597066*[.D72] + 31.6433162106" table:style-name="ce1">
            <text:p>70,6433221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0.562406797600005" table:formula="of:=0.545256449*[.G72] + 32.3944553676" table:style-name="ce1">
            <text:p>70,56240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9-22</text:p>
          </table:table-cell>
          <table:table-cell office:value-type="float" office:value="78.790001000000004" table:style-name="ce1">
            <text:p>78,7900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1.196593845999999" table:formula="of:=-0.0000545252*[.D73]^2 + 0.5609597066*[.D73] + 31.6433162106" table:style-name="ce1">
            <text:p>71,1965938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71.107663246599998" table:formula="of:=0.545256449*[.G73] + 32.3944553676" table:style-name="ce1">
            <text:p>71,107663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09-29</text:p>
          </table:table-cell>
          <table:table-cell office:value-type="float" office:value="77.440002000000007" table:style-name="ce1">
            <text:p>77,44000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1.749756449000003" table:formula="of:=-0.0000545252*[.D74]^2 + 0.5609597066*[.D74] + 31.6433162106" table:style-name="ce1">
            <text:p>71,7497564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71.652919695600005" table:formula="of:=0.545256449*[.G74] + 32.3944553676" table:style-name="ce1">
            <text:p>71,65291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0-06</text:p>
          </table:table-cell>
          <table:table-cell office:value-type="float" office:value="72.910004000000001" table:style-name="ce1">
            <text:p>72,910004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72.302810001599994" table:formula="of:=-0.0000545252*[.D75]^2 + 0.5609597066*[.D75] + 31.6433162106" table:style-name="ce1">
            <text:p>72,3028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72.198176144600012" table:formula="of:=0.545256449*[.G75] + 32.3944553676" table:style-name="ce1">
            <text:p>72,198176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0-13</text:p>
          </table:table-cell>
          <table:table-cell office:value-type="float" office:value="75.949996999999996" table:style-name="ce1">
            <text:p>75,94999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2.8557545038" table:formula="of:=-0.0000545252*[.D76]^2 + 0.5609597066*[.D76] + 31.6433162106" table:style-name="ce1">
            <text:p>72,855754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72.743432593600005" table:formula="of:=0.545256449*[.G76] + 32.3944553676" table:style-name="ce1">
            <text:p>72,743432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0-20</text:p>
          </table:table-cell>
          <table:table-cell office:value-type="float" office:value="80.669998000000007" table:style-name="ce1">
            <text:p>80,66999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3.408589955600007" table:formula="of:=-0.0000545252*[.D77]^2 + 0.5609597066*[.D77] + 31.6433162106" table:style-name="ce1">
            <text:p>73,4085899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73.288689042599998" table:formula="of:=0.545256449*[.G77] + 32.3944553676" table:style-name="ce1">
            <text:p>73,288689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0-27</text:p>
          </table:table-cell>
          <table:table-cell office:value-type="float" office:value="74.989998" table:style-name="ce1">
            <text:p>74,98999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3.961316357000015" table:formula="of:=-0.0000545252*[.D78]^2 + 0.5609597066*[.D78] + 31.6433162106" table:style-name="ce1">
            <text:p>73,9613163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3.833945491600005" table:formula="of:=0.545256449*[.G78] + 32.3944553676" table:style-name="ce1">
            <text:p>73,833945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1-03</text:p>
          </table:table-cell>
          <table:table-cell office:value-type="float" office:value="75.599997999999999" table:style-name="ce1">
            <text:p>75,59999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4.513933707999996" table:formula="of:=-0.0000545252*[.D79]^2 + 0.5609597066*[.D79] + 31.6433162106" table:style-name="ce1">
            <text:p>74,51393371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74.379201940600012" table:formula="of:=0.545256449*[.G79] + 32.3944553676" table:style-name="ce1">
            <text:p>74,379201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1-10</text:p>
          </table:table-cell>
          <table:table-cell office:value-type="float" office:value="74.879997000000003" table:style-name="ce1">
            <text:p>74,87999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5.066442008600006" table:formula="of:=-0.0000545252*[.D80]^2 + 0.5609597066*[.D80] + 31.6433162106" table:style-name="ce1">
            <text:p>75,06644201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74.924458389600005" table:formula="of:=0.545256449*[.G80] + 32.3944553676" table:style-name="ce1">
            <text:p>74,924458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1-17</text:p>
          </table:table-cell>
          <table:table-cell office:value-type="float" office:value="73.75" table:style-name="ce1">
            <text:p>73,75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5.618841258800003" table:formula="of:=-0.0000545252*[.D81]^2 + 0.5609597066*[.D81] + 31.6433162106" table:style-name="ce1">
            <text:p>75,6188412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75.469714838599998" table:formula="of:=0.545256449*[.G81] + 32.3944553676" table:style-name="ce1">
            <text:p>75,469714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1-24</text:p>
          </table:table-cell>
          <table:table-cell office:value-type="float" office:value="77.699996999999996" table:style-name="ce1">
            <text:p>77,69999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6.171131458600001" table:formula="of:=-0.0000545252*[.D82]^2 + 0.5609597066*[.D82] + 31.6433162106" table:style-name="ce1">
            <text:p>76,1711314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6.014971287600005" table:formula="of:=0.545256449*[.G82] + 32.3944553676" table:style-name="ce1">
            <text:p>76,014971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2-01</text:p>
          </table:table-cell>
          <table:table-cell office:value-type="float" office:value="76.360000999999997" table:style-name="ce1">
            <text:p>76,360001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6.723312608000001" table:formula="of:=-0.0000545252*[.D83]^2 + 0.5609597066*[.D83] + 31.6433162106" table:style-name="ce1">
            <text:p>76,72331261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76.560227736600012" table:formula="of:=0.545256449*[.G83] + 32.3944553676" table:style-name="ce1">
            <text:p>76,56022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2-08</text:p>
          </table:table-cell>
          <table:table-cell office:value-type="float" office:value="77.830001999999993" table:style-name="ce1">
            <text:p>77,830002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77.275384707000001" table:formula="of:=-0.0000545252*[.D84]^2 + 0.5609597066*[.D84] + 31.6433162106" table:style-name="ce1">
            <text:p>77,27538471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77.105484185600005" table:formula="of:=0.545256449*[.G84] + 32.3944553676" table:style-name="ce1">
            <text:p>77,105484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2-15</text:p>
          </table:table-cell>
          <table:table-cell office:value-type="float" office:value="79.879997000000003" table:style-name="ce1">
            <text:p>79,87999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7.827347755600002" table:formula="of:=-0.0000545252*[.D85]^2 + 0.5609597066*[.D85] + 31.6433162106" table:style-name="ce1">
            <text:p>77,82734776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77.650740634599998" table:formula="of:=0.545256449*[.G85] + 32.3944553676" table:style-name="ce1">
            <text:p>77,650740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2-22</text:p>
          </table:table-cell>
          <table:table-cell office:value-type="float" office:value="80.779999000000004" table:style-name="ce1">
            <text:p>80,779999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8.379201753800004" table:formula="of:=-0.0000545252*[.D86]^2 + 0.5609597066*[.D86] + 31.6433162106" table:style-name="ce1">
            <text:p>78,3792017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78.195997083600005" table:formula="of:=0.545256449*[.G86] + 32.3944553676" table:style-name="ce1">
            <text:p>78,195997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4-12-29</text:p>
          </table:table-cell>
          <table:table-cell office:value-type="float" office:value="78.449996999999996" table:style-name="ce1">
            <text:p>78,44999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8.930946701599993" table:formula="of:=-0.0000545252*[.D87]^2 + 0.5609597066*[.D87] + 31.6433162106" table:style-name="ce1">
            <text:p>78,930946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8.741253532600012" table:formula="of:=0.545256449*[.G87] + 32.3944553676" table:style-name="ce1">
            <text:p>78,741253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1-05</text:p>
          </table:table-cell>
          <table:table-cell office:value-type="float" office:value="77.739998" table:style-name="ce1">
            <text:p>77,73999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79.482582599000011" table:formula="of:=-0.0000545252*[.D88]^2 + 0.5609597066*[.D88] + 31.6433162106" table:style-name="ce1">
            <text:p>79,4825826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79.286509981600005" table:formula="of:=0.545256449*[.G88] + 32.3944553676" table:style-name="ce1">
            <text:p>79,286509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1-12</text:p>
          </table:table-cell>
          <table:table-cell office:value-type="float" office:value="75.180000000000007" table:style-name="ce1">
            <text:p>75,18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80.034109446000002" table:formula="of:=-0.0000545252*[.D89]^2 + 0.5609597066*[.D89] + 31.6433162106" table:style-name="ce1">
            <text:p>80,03410945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9.831766430599998" table:formula="of:=0.545256449*[.G89] + 32.3944553676" table:style-name="ce1">
            <text:p>79,831766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1-19</text:p>
          </table:table-cell>
          <table:table-cell office:value-type="float" office:value="77.830001999999993" table:style-name="ce1">
            <text:p>77,830002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0.585527242599994" table:formula="of:=-0.0000545252*[.D90]^2 + 0.5609597066*[.D90] + 31.6433162106" table:style-name="ce1">
            <text:p>80,5855272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0.377022879600005" table:formula="of:=0.545256449*[.G90] + 32.3944553676" table:style-name="ce1">
            <text:p>80,377022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1-26</text:p>
          </table:table-cell>
          <table:table-cell office:value-type="float" office:value="75.910004000000001" table:style-name="ce1">
            <text:p>75,910004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81.136835988800001" table:formula="of:=-0.0000545252*[.D91]^2 + 0.5609597066*[.D91] + 31.6433162106" table:style-name="ce1">
            <text:p>81,1368359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80.922279328600013" table:formula="of:=0.545256449*[.G91] + 32.3944553676" table:style-name="ce1">
            <text:p>80,922279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2-02</text:p>
          </table:table-cell>
          <table:table-cell office:value-type="float" office:value="74.470000999999996" table:style-name="ce1">
            <text:p>74,47000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1.68803568460001" table:formula="of:=-0.0000545252*[.D92]^2 + 0.5609597066*[.D92] + 31.6433162106" table:style-name="ce1">
            <text:p>81,6880356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1.467535777600006" table:formula="of:=0.545256449*[.G92] + 32.3944553676" table:style-name="ce1">
            <text:p>81,467535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2-09</text:p>
          </table:table-cell>
          <table:table-cell office:value-type="float" office:value="75.739998" table:style-name="ce1">
            <text:p>75,739998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2.239126330000005" table:formula="of:=-0.0000545252*[.D93]^2 + 0.5609597066*[.D93] + 31.6433162106" table:style-name="ce1">
            <text:p>82,2391263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2.012792226599998" table:formula="of:=0.545256449*[.G93] + 32.3944553676" table:style-name="ce1">
            <text:p>82,012792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2-16</text:p>
          </table:table-cell>
          <table:table-cell office:value-type="float" office:value="79.900002000000001" table:style-name="ce1">
            <text:p>79,90000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2.790107925000001" table:formula="of:=-0.0000545252*[.D94]^2 + 0.5609597066*[.D94] + 31.6433162106" table:style-name="ce1">
            <text:p>82,7901079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2.558048675600006" table:formula="of:=0.545256449*[.G94] + 32.3944553676" table:style-name="ce1">
            <text:p>82,558048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2-23</text:p>
          </table:table-cell>
          <table:table-cell office:value-type="float" office:value="78.970000999999996" table:style-name="ce1">
            <text:p>78,97000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83.340980469599998" table:formula="of:=-0.0000545252*[.D95]^2 + 0.5609597066*[.D95] + 31.6433162106" table:style-name="ce1">
            <text:p>83,3409804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83.103305124600013" table:formula="of:=0.545256449*[.G95] + 32.3944553676" table:style-name="ce1">
            <text:p>83,103305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3-02</text:p>
          </table:table-cell>
          <table:table-cell office:value-type="float" office:value="80.010002" table:style-name="ce1">
            <text:p>80,010002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83.891743963799996" table:formula="of:=-0.0000545252*[.D96]^2 + 0.5609597066*[.D96] + 31.6433162106" table:style-name="ce1">
            <text:p>83,8917439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83.648561573600006" table:formula="of:=0.545256449*[.G96] + 32.3944553676" table:style-name="ce1">
            <text:p>83,648561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3-09</text:p>
          </table:table-cell>
          <table:table-cell office:value-type="float" office:value="78.050003000000004" table:style-name="ce1">
            <text:p>78,05000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84.442398407599995" table:formula="of:=-0.0000545252*[.D97]^2 + 0.5609597066*[.D97] + 31.6433162106" table:style-name="ce1">
            <text:p>84,4423984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84.193818022599999" table:formula="of:=0.545256449*[.G97] + 32.3944553676" table:style-name="ce1">
            <text:p>84,193818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3-16</text:p>
          </table:table-cell>
          <table:table-cell office:value-type="float" office:value="83.800003000000004" table:style-name="ce1">
            <text:p>83,80000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4.992943800999996" table:formula="of:=-0.0000545252*[.D98]^2 + 0.5609597066*[.D98] + 31.6433162106" table:style-name="ce1">
            <text:p>84,992943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4.739074471600006" table:formula="of:=0.545256449*[.G98] + 32.3944553676" table:style-name="ce1">
            <text:p>84,739074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3-23</text:p>
          </table:table-cell>
          <table:table-cell office:value-type="float" office:value="83.300003000000004" table:style-name="ce1">
            <text:p>83,30000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5.543380143999997" table:formula="of:=-0.0000545252*[.D99]^2 + 0.5609597066*[.D99] + 31.6433162106" table:style-name="ce1">
            <text:p>85,54338014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5.284330920600013" table:formula="of:=0.545256449*[.G99] + 32.3944553676" table:style-name="ce1">
            <text:p>85,284330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3-30</text:p>
          </table:table-cell>
          <table:table-cell office:value-type="float" office:value="81.559997999999993" table:style-name="ce1">
            <text:p>81,55999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6.093707436599999" table:formula="of:=-0.0000545252*[.D100]^2 + 0.5609597066*[.D100] + 31.6433162106" table:style-name="ce1">
            <text:p>86,09370744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85.829587369600006" table:formula="of:=0.545256449*[.G100] + 32.3944553676" table:style-name="ce1">
            <text:p>85,829587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4-06</text:p>
          </table:table-cell>
          <table:table-cell office:value-type="float" office:value="82.040001000000004" table:style-name="ce1">
            <text:p>82,04000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86.643925678800002" table:formula="of:=-0.0000545252*[.D101]^2 + 0.5609597066*[.D101] + 31.6433162106" table:style-name="ce1">
            <text:p>86,64392568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86.374843818599999" table:formula="of:=0.545256449*[.G101] + 32.3944553676" table:style-name="ce1">
            <text:p>86,374843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4-13</text:p>
          </table:table-cell>
          <table:table-cell office:value-type="float" office:value="80.779999000000004" table:style-name="ce1">
            <text:p>80,77999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7.194034870600007" table:formula="of:=-0.0000545252*[.D102]^2 + 0.5609597066*[.D102] + 31.6433162106" table:style-name="ce1">
            <text:p>87,1940348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6.920100267600006" table:formula="of:=0.545256449*[.G102] + 32.3944553676" table:style-name="ce1">
            <text:p>86,920100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4-20</text:p>
          </table:table-cell>
          <table:table-cell office:value-type="float" office:value="81.529999000000004" table:style-name="ce1">
            <text:p>81,529999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7.744035012000012" table:formula="of:=-0.0000545252*[.D103]^2 + 0.5609597066*[.D103] + 31.6433162106" table:style-name="ce1">
            <text:p>87,74403501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7.465356716600013" table:formula="of:=0.545256449*[.G103] + 32.3944553676" table:style-name="ce1">
            <text:p>87,465356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4-27</text:p>
          </table:table-cell>
          <table:table-cell office:value-type="float" office:value="78.989998" table:style-name="ce1">
            <text:p>78,98999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8.293926103000004" table:formula="of:=-0.0000545252*[.D104]^2 + 0.5609597066*[.D104] + 31.6433162106" table:style-name="ce1">
            <text:p>88,293926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88.010613165600006" table:formula="of:=0.545256449*[.G104] + 32.3944553676" table:style-name="ce1">
            <text:p>88,010613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5-04</text:p>
          </table:table-cell>
          <table:table-cell office:value-type="float" office:value="78.510002" table:style-name="ce1">
            <text:p>78,51000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88.843708143599997" table:formula="of:=-0.0000545252*[.D105]^2 + 0.5609597066*[.D105] + 31.6433162106" table:style-name="ce1">
            <text:p>88,84370814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88.555869614599999" table:formula="of:=0.545256449*[.G105] + 32.3944553676" table:style-name="ce1">
            <text:p>88,555869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5-11</text:p>
          </table:table-cell>
          <table:table-cell office:value-type="float" office:value="80.419998000000007" table:style-name="ce1">
            <text:p>80,419998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89.393381133800006" table:formula="of:=-0.0000545252*[.D106]^2 + 0.5609597066*[.D106] + 31.6433162106" table:style-name="ce1">
            <text:p>89,39338113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89.101126063600006" table:formula="of:=0.545256449*[.G106] + 32.3944553676" table:style-name="ce1">
            <text:p>89,101126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5-18</text:p>
          </table:table-cell>
          <table:table-cell office:value-type="float" office:value="80.540001000000004" table:style-name="ce1">
            <text:p>80,54000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89.942945073600001" table:formula="of:=-0.0000545252*[.D107]^2 + 0.5609597066*[.D107] + 31.6433162106" table:style-name="ce1">
            <text:p>89,94294507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89.646382512600013" table:formula="of:=0.545256449*[.G107] + 32.3944553676" table:style-name="ce1">
            <text:p>89,646382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5-25</text:p>
          </table:table-cell>
          <table:table-cell office:value-type="float" office:value="79.190002000000007" table:style-name="ce1">
            <text:p>79,19000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90.492399962999997" table:formula="of:=-0.0000545252*[.D108]^2 + 0.5609597066*[.D108] + 31.6433162106" table:style-name="ce1">
            <text:p>90,4923999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90.191638961600006" table:formula="of:=0.545256449*[.G108] + 32.3944553676" table:style-name="ce1">
            <text:p>90,191638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6-01</text:p>
          </table:table-cell>
          <table:table-cell office:value-type="float" office:value="82.139999000000003" table:style-name="ce1">
            <text:p>82,139999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91.041745802000008" table:formula="of:=-0.0000545252*[.D109]^2 + 0.5609597066*[.D109] + 31.6433162106" table:style-name="ce1">
            <text:p>91,0417458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90.736895410599999" table:formula="of:=0.545256449*[.G109] + 32.3944553676" table:style-name="ce1">
            <text:p>90,736895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6-08</text:p>
          </table:table-cell>
          <table:table-cell office:value-type="float" office:value="81.529999000000004" table:style-name="ce1">
            <text:p>81,52999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91.590982590600007" table:formula="of:=-0.0000545252*[.D110]^2 + 0.5609597066*[.D110] + 31.6433162106" table:style-name="ce1">
            <text:p>91,5909825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91.282151859600006" table:formula="of:=0.545256449*[.G110] + 32.3944553676" table:style-name="ce1">
            <text:p>91,282151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6-15</text:p>
          </table:table-cell>
          <table:table-cell office:value-type="float" office:value="82.510002" table:style-name="ce1">
            <text:p>82,51000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92.140110328800006" table:formula="of:=-0.0000545252*[.D111]^2 + 0.5609597066*[.D111] + 31.6433162106" table:style-name="ce1">
            <text:p>92,14011033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91.827408308600013" table:formula="of:=0.545256449*[.G111] + 32.3944553676" table:style-name="ce1">
            <text:p>91,827408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6-22</text:p>
          </table:table-cell>
          <table:table-cell office:value-type="float" office:value="88.010002" table:style-name="ce1">
            <text:p>88,010002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92.689129016600006" table:formula="of:=-0.0000545252*[.D112]^2 + 0.5609597066*[.D112] + 31.6433162106" table:style-name="ce1">
            <text:p>92,68912902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92.372664757600006" table:formula="of:=0.545256449*[.G112] + 32.3944553676" table:style-name="ce1">
            <text:p>92,372664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6-29</text:p>
          </table:table-cell>
          <table:table-cell office:value-type="float" office:value="87.290001000000004" table:style-name="ce1">
            <text:p>87,290001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93.238038654000007" table:formula="of:=-0.0000545252*[.D113]^2 + 0.5609597066*[.D113] + 31.6433162106" table:style-name="ce1">
            <text:p>93,23803865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92.917921206599999" table:formula="of:=0.545256449*[.G113] + 32.3944553676" table:style-name="ce1">
            <text:p>92,917921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7-06</text:p>
          </table:table-cell>
          <table:table-cell office:value-type="float" office:value="87.949996999999996" table:style-name="ce1">
            <text:p>87,949997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93.786839240999996" table:formula="of:=-0.0000545252*[.D114]^2 + 0.5609597066*[.D114] + 31.6433162106" table:style-name="ce1">
            <text:p>93,7868392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93.463177655600006" table:formula="of:=0.545256449*[.G114] + 32.3944553676" table:style-name="ce1">
            <text:p>93,46317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7-13</text:p>
          </table:table-cell>
          <table:table-cell office:value-type="float" office:value="94.970000999999996" table:style-name="ce1">
            <text:p>94,970001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94.335530777600013" table:formula="of:=-0.0000545252*[.D115]^2 + 0.5609597066*[.D115] + 31.6433162106" table:style-name="ce1">
            <text:p>94,33553078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94.008434104600013" table:formula="of:=0.545256449*[.G115] + 32.3944553676" table:style-name="ce1">
            <text:p>94,00843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7-20</text:p>
          </table:table-cell>
          <table:table-cell office:value-type="float" office:value="96.949996999999996" table:style-name="ce1">
            <text:p>96,94999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94.884113263800003" table:formula="of:=-0.0000545252*[.D116]^2 + 0.5609597066*[.D116] + 31.6433162106" table:style-name="ce1">
            <text:p>94,8841132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94.553690553600006" table:formula="of:=0.545256449*[.G116] + 32.3944553676" table:style-name="ce1">
            <text:p>94,553690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7-27</text:p>
          </table:table-cell>
          <table:table-cell office:value-type="float" office:value="94.010002" table:style-name="ce1">
            <text:p>94,010002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95.432586699600009" table:formula="of:=-0.0000545252*[.D117]^2 + 0.5609597066*[.D117] + 31.6433162106" table:style-name="ce1">
            <text:p>95,4325867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95.098947002599999" table:formula="of:=0.545256449*[.G117] + 32.3944553676" table:style-name="ce1">
            <text:p>95,0989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8-03</text:p>
          </table:table-cell>
          <table:table-cell office:value-type="float" office:value="94.300003000000004" table:style-name="ce1">
            <text:p>94,300003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95.980951085000015" table:formula="of:=-0.0000545252*[.D118]^2 + 0.5609597066*[.D118] + 31.6433162106" table:style-name="ce1">
            <text:p>95,98095109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95.644203451600006" table:formula="of:=0.545256449*[.G118] + 32.3944553676" table:style-name="ce1">
            <text:p>95,644203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8-10</text:p>
          </table:table-cell>
          <table:table-cell office:value-type="float" office:value="94.419998000000007" table:style-name="ce1">
            <text:p>94,41999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6.529206420000008" table:formula="of:=-0.0000545252*[.D119]^2 + 0.5609597066*[.D119] + 31.6433162106" table:style-name="ce1">
            <text:p>96,5292064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96.189459900600013" table:formula="of:=0.545256449*[.G119] + 32.3944553676" table:style-name="ce1">
            <text:p>96,18945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8-17</text:p>
          </table:table-cell>
          <table:table-cell office:value-type="float" office:value="86.059997999999993" table:style-name="ce1">
            <text:p>86,05999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97.077352704600003" table:formula="of:=-0.0000545252*[.D120]^2 + 0.5609597066*[.D120] + 31.6433162106" table:style-name="ce1">
            <text:p>97,077352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96.734716349600006" table:formula="of:=0.545256449*[.G120] + 32.3944553676" table:style-name="ce1">
            <text:p>96,734716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8-24</text:p>
          </table:table-cell>
          <table:table-cell office:value-type="float" office:value="91.010002" table:style-name="ce1">
            <text:p>91,010002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7.625389938799998" table:formula="of:=-0.0000545252*[.D121]^2 + 0.5609597066*[.D121] + 31.6433162106" table:style-name="ce1">
            <text:p>97,62538994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97.279972798600014" table:formula="of:=0.545256449*[.G121] + 32.3944553676" table:style-name="ce1">
            <text:p>97,27997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8-31</text:p>
          </table:table-cell>
          <table:table-cell office:value-type="float" office:value="88.260002" table:style-name="ce1">
            <text:p>88,26000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8.173318122599994" table:formula="of:=-0.0000545252*[.D122]^2 + 0.5609597066*[.D122] + 31.6433162106" table:style-name="ce1">
            <text:p>98,1733181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7.825229247600006" table:formula="of:=0.545256449*[.G122] + 32.3944553676" table:style-name="ce1">
            <text:p>97,825229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9-07</text:p>
          </table:table-cell>
          <table:table-cell office:value-type="float" office:value="92.050003000000004" table:style-name="ce1">
            <text:p>92,05000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8.721137255999992" table:formula="of:=-0.0000545252*[.D123]^2 + 0.5609597066*[.D123] + 31.6433162106" table:style-name="ce1">
            <text:p>98,72113726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8.370485696599999" table:formula="of:=0.545256449*[.G123] + 32.3944553676" table:style-name="ce1">
            <text:p>98,37048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9-14</text:p>
          </table:table-cell>
          <table:table-cell office:value-type="float" office:value="94.400002000000001" table:style-name="ce1">
            <text:p>94,40000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9.268847339000018" table:formula="of:=-0.0000545252*[.D124]^2 + 0.5609597066*[.D124] + 31.6433162106" table:style-name="ce1">
            <text:p>99,26884734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8.915742145600007" table:formula="of:=0.545256449*[.G124] + 32.3944553676" table:style-name="ce1">
            <text:p>98,915742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9-21</text:p>
          </table:table-cell>
          <table:table-cell office:value-type="float" office:value="92.769997000000004" table:style-name="ce1">
            <text:p>92,769997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99.816448371600018" table:formula="of:=-0.0000545252*[.D125]^2 + 0.5609597066*[.D125] + 31.6433162106" table:style-name="ce1">
            <text:p>99,81644837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99.460998594600014" table:formula="of:=0.545256449*[.G125] + 32.3944553676" table:style-name="ce1">
            <text:p>99,460998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09-28</text:p>
          </table:table-cell>
          <table:table-cell office:value-type="float" office:value="92.07" table:style-name="ce1">
            <text:p>92,07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00.36394035380002" table:formula="of:=-0.0000545252*[.D126]^2 + 0.5609597066*[.D126] + 31.6433162106" table:style-name="ce1">
            <text:p>100,3639404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00.00625504360001" table:formula="of:=0.545256449*[.G126] + 32.3944553676" table:style-name="ce1">
            <text:p>100,0062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0-05</text:p>
          </table:table-cell>
          <table:table-cell office:value-type="float" office:value="93.239998" table:style-name="ce1">
            <text:p>93,23999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00.91132328559999" table:formula="of:=-0.0000545252*[.D127]^2 + 0.5609597066*[.D127] + 31.6433162106" table:style-name="ce1">
            <text:p>100,9113233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00.5515114926" table:formula="of:=0.545256449*[.G127] + 32.3944553676" table:style-name="ce1">
            <text:p>100,55151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0-12</text:p>
          </table:table-cell>
          <table:table-cell office:value-type="float" office:value="97.540001000000004" table:style-name="ce1">
            <text:p>97,54000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01.45859716699999" table:formula="of:=-0.0000545252*[.D128]^2 + 0.5609597066*[.D128] + 31.6433162106" table:style-name="ce1">
            <text:p>101,4585972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01.09676794160001" table:formula="of:=0.545256449*[.G128] + 32.3944553676" table:style-name="ce1">
            <text:p>101,09676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0-19</text:p>
          </table:table-cell>
          <table:table-cell office:value-type="float" office:value="102.19000200000001" table:style-name="ce1">
            <text:p>102,19000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02.005761998" table:formula="of:=-0.0000545252*[.D129]^2 + 0.5609597066*[.D129] + 31.6433162106" table:style-name="ce1">
            <text:p>102,005762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01.64202439060001" table:formula="of:=0.545256449*[.G129] + 32.3944553676" table:style-name="ce1">
            <text:p>101,64202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0-26</text:p>
          </table:table-cell>
          <table:table-cell office:value-type="float" office:value="101.970001" table:style-name="ce1">
            <text:p>101,97000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02.5528177786" table:formula="of:=-0.0000545252*[.D130]^2 + 0.5609597066*[.D130] + 31.6433162106" table:style-name="ce1">
            <text:p>102,5528178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02.18728083960001" table:formula="of:=0.545256449*[.G130] + 32.3944553676" table:style-name="ce1">
            <text:p>102,18728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1-02</text:p>
          </table:table-cell>
          <table:table-cell office:value-type="float" office:value="107.099998" table:style-name="ce1">
            <text:p>107,099998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03.09976450880001" table:formula="of:=-0.0000545252*[.D131]^2 + 0.5609597066*[.D131] + 31.6433162106" table:style-name="ce1">
            <text:p>103,0997645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02.7325372886" table:formula="of:=0.545256449*[.G131] + 32.3944553676" table:style-name="ce1">
            <text:p>102,73253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1-09</text:p>
          </table:table-cell>
          <table:table-cell office:value-type="float" office:value="103.949997" table:style-name="ce1">
            <text:p>103,94999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3.64660218860001" table:formula="of:=-0.0000545252*[.D132]^2 + 0.5609597066*[.D132] + 31.6433162106" table:style-name="ce1">
            <text:p>103,6466022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3.27779373760001" table:formula="of:=0.545256449*[.G132] + 32.3944553676" table:style-name="ce1">
            <text:p>103,27779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1-16</text:p>
          </table:table-cell>
          <table:table-cell office:value-type="float" office:value="107.32" table:style-name="ce1">
            <text:p>107,32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04.19333081800002" table:formula="of:=-0.0000545252*[.D133]^2 + 0.5609597066*[.D133] + 31.6433162106" table:style-name="ce1">
            <text:p>104,1933308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03.82305018660001" table:formula="of:=0.545256449*[.G133] + 32.3944553676" table:style-name="ce1">
            <text:p>103,82305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1-23</text:p>
          </table:table-cell>
          <table:table-cell office:value-type="float" office:value="105.449997" table:style-name="ce1">
            <text:p>105,44999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04.739950397" table:formula="of:=-0.0000545252*[.D134]^2 + 0.5609597066*[.D134] + 31.6433162106" table:style-name="ce1">
            <text:p>104,739950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04.36830663560001" table:formula="of:=0.545256449*[.G134] + 32.3944553676" table:style-name="ce1">
            <text:p>104,36830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1-30</text:p>
          </table:table-cell>
          <table:table-cell office:value-type="float" office:value="106.18" table:style-name="ce1">
            <text:p>106,18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05.28646092560001" table:formula="of:=-0.0000545252*[.D135]^2 + 0.5609597066*[.D135] + 31.6433162106" table:style-name="ce1">
            <text:p>105,2864609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04.9135630846" table:formula="of:=0.545256449*[.G135] + 32.3944553676" table:style-name="ce1">
            <text:p>104,91356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2-07</text:p>
          </table:table-cell>
          <table:table-cell office:value-type="float" office:value="102.120003" table:style-name="ce1">
            <text:p>102,12000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05.83286240379999" table:formula="of:=-0.0000545252*[.D136]^2 + 0.5609597066*[.D136] + 31.6433162106" table:style-name="ce1">
            <text:p>105,8328624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05.45881953360001" table:formula="of:=0.545256449*[.G136] + 32.3944553676" table:style-name="ce1">
            <text:p>105,45881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2-14</text:p>
          </table:table-cell>
          <table:table-cell office:value-type="float" office:value="104.040001" table:style-name="ce1">
            <text:p>104,04000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06.3791548316" table:formula="of:=-0.0000545252*[.D137]^2 + 0.5609597066*[.D137] + 31.6433162106" table:style-name="ce1">
            <text:p>106,3791548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06.00407598260001" table:formula="of:=0.545256449*[.G137] + 32.3944553676" table:style-name="ce1">
            <text:p>106,0040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2-21</text:p>
          </table:table-cell>
          <table:table-cell office:value-type="float" office:value="105.019997" table:style-name="ce1">
            <text:p>105,01999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06.92533820900002" table:formula="of:=-0.0000545252*[.D138]^2 + 0.5609597066*[.D138] + 31.6433162106" table:style-name="ce1">
            <text:p>106,9253382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06.54933243160001" table:formula="of:=0.545256449*[.G138] + 32.3944553676" table:style-name="ce1">
            <text:p>106,54933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5-12-28</text:p>
          </table:table-cell>
          <table:table-cell office:value-type="float" office:value="104.660004" table:style-name="ce1">
            <text:p>104,66000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107.471412536" table:formula="of:=-0.0000545252*[.D139]^2 + 0.5609597066*[.D139] + 31.6433162106" table:style-name="ce1">
            <text:p>107,4714125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107.0945888806" table:formula="of:=0.545256449*[.G139] + 32.3944553676" table:style-name="ce1">
            <text:p>107,09458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1-04</text:p>
          </table:table-cell>
          <table:table-cell office:value-type="float" office:value="97.330001999999993" table:style-name="ce1">
            <text:p>97,330002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108.01737781260002" table:formula="of:=-0.0000545252*[.D140]^2 + 0.5609597066*[.D140] + 31.6433162106" table:style-name="ce1">
            <text:p>108,017377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107.63984532960001" table:formula="of:=0.545256449*[.G140] + 32.3944553676" table:style-name="ce1">
            <text:p>107,63984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1-11</text:p>
          </table:table-cell>
          <table:table-cell office:value-type="float" office:value="94.970000999999996" table:style-name="ce1">
            <text:p>94,97000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08.5632340388" table:formula="of:=-0.0000545252*[.D141]^2 + 0.5609597066*[.D141] + 31.6433162106" table:style-name="ce1">
            <text:p>108,563234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08.18510177860001" table:formula="of:=0.545256449*[.G141] + 32.3944553676" table:style-name="ce1">
            <text:p>108,18510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1-18</text:p>
          </table:table-cell>
          <table:table-cell office:value-type="float" office:value="97.940002000000007" table:style-name="ce1">
            <text:p>97,940002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9.10898121459999" table:formula="of:=-0.0000545252*[.D142]^2 + 0.5609597066*[.D142] + 31.6433162106" table:style-name="ce1">
            <text:p>109,1089812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8.73035822760001" table:formula="of:=0.545256449*[.G142] + 32.3944553676" table:style-name="ce1">
            <text:p>108,73035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1-25</text:p>
          </table:table-cell>
          <table:table-cell office:value-type="float" office:value="112.209999" table:style-name="ce1">
            <text:p>112,20999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09.65461934000001" table:formula="of:=-0.0000545252*[.D143]^2 + 0.5609597066*[.D143] + 31.6433162106" table:style-name="ce1">
            <text:p>109,6546193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09.2756146766" table:formula="of:=0.545256449*[.G143] + 32.3944553676" table:style-name="ce1">
            <text:p>109,27561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2-01</text:p>
          </table:table-cell>
          <table:table-cell office:value-type="float" office:value="104.07" table:style-name="ce1">
            <text:p>104,07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10.200148415" table:formula="of:=-0.0000545252*[.D144]^2 + 0.5609597066*[.D144] + 31.6433162106" table:style-name="ce1">
            <text:p>110,200148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09.82087112560001" table:formula="of:=0.545256449*[.G144] + 32.3944553676" table:style-name="ce1">
            <text:p>109,82087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2-08</text:p>
          </table:table-cell>
          <table:table-cell office:value-type="float" office:value="102.010002" table:style-name="ce1">
            <text:p>102,01000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10.74556843960002" table:formula="of:=-0.0000545252*[.D145]^2 + 0.5609597066*[.D145] + 31.6433162106" table:style-name="ce1">
            <text:p>110,7455684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10.36612757460001" table:formula="of:=0.545256449*[.G145] + 32.3944553676" table:style-name="ce1">
            <text:p>110,36612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2-15</text:p>
          </table:table-cell>
          <table:table-cell office:value-type="float" office:value="104.57" table:style-name="ce1">
            <text:p>104,57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11.29087941380001" table:formula="of:=-0.0000545252*[.D146]^2 + 0.5609597066*[.D146] + 31.6433162106" table:style-name="ce1">
            <text:p>111,2908794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10.91138402360001" table:formula="of:=0.545256449*[.G146] + 32.3944553676" table:style-name="ce1">
            <text:p>110,9113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2-22</text:p>
          </table:table-cell>
          <table:table-cell office:value-type="float" office:value="107.91999800000001" table:style-name="ce1">
            <text:p>107,91999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11.83608133760001" table:formula="of:=-0.0000545252*[.D147]^2 + 0.5609597066*[.D147] + 31.6433162106" table:style-name="ce1">
            <text:p>111,8360813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11.4566404726" table:formula="of:=0.545256449*[.G147] + 32.3944553676" table:style-name="ce1">
            <text:p>111,45664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2-29</text:p>
          </table:table-cell>
          <table:table-cell office:value-type="float" office:value="108.389999" table:style-name="ce1">
            <text:p>108,38999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112.381174211" table:formula="of:=-0.0000545252*[.D148]^2 + 0.5609597066*[.D148] + 31.6433162106" table:style-name="ce1">
            <text:p>112,3811742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112.00189692160001" table:formula="of:=0.545256449*[.G148] + 32.3944553676" table:style-name="ce1">
            <text:p>112,00189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3-07</text:p>
          </table:table-cell>
          <table:table-cell office:value-type="float" office:value="109.410004" table:style-name="ce1">
            <text:p>109,410004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12.926158034" table:formula="of:=-0.0000545252*[.D149]^2 + 0.5609597066*[.D149] + 31.6433162106" table:style-name="ce1">
            <text:p>112,92615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112.54715337060001" table:formula="of:=0.545256449*[.G149] + 32.3944553676" table:style-name="ce1">
            <text:p>112,54715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3-14</text:p>
          </table:table-cell>
          <table:table-cell office:value-type="float" office:value="111.449997" table:style-name="ce1">
            <text:p>111,449997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13.47103280659999" table:formula="of:=-0.0000545252*[.D150]^2 + 0.5609597066*[.D150] + 31.6433162106" table:style-name="ce1">
            <text:p>113,4710328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13.09240981960001" table:formula="of:=0.545256449*[.G150] + 32.3944553676" table:style-name="ce1">
            <text:p>113,09240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3-21</text:p>
          </table:table-cell>
          <table:table-cell office:value-type="float" office:value="113.050003" table:style-name="ce1">
            <text:p>113,05000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14.01579852880002" table:formula="of:=-0.0000545252*[.D151]^2 + 0.5609597066*[.D151] + 31.6433162106" table:style-name="ce1">
            <text:p>114,015798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113.6376662686" table:formula="of:=0.545256449*[.G151] + 32.3944553676" table:style-name="ce1">
            <text:p>113,63766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3-28</text:p>
          </table:table-cell>
          <table:table-cell office:value-type="float" office:value="116.05999799999999" table:style-name="ce1">
            <text:p>116,05999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14.56045520060002" table:formula="of:=-0.0000545252*[.D152]^2 + 0.5609597066*[.D152] + 31.6433162106" table:style-name="ce1">
            <text:p>114,5604552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14.18292271760001" table:formula="of:=0.545256449*[.G152] + 32.3944553676" table:style-name="ce1">
            <text:p>114,182922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4-04</text:p>
          </table:table-cell>
          <table:table-cell office:value-type="float" office:value="110.629997" table:style-name="ce1">
            <text:p>110,629997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15.10500282200002" table:formula="of:=-0.0000545252*[.D153]^2 + 0.5609597066*[.D153] + 31.6433162106" table:style-name="ce1">
            <text:p>115,1050028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14.72817916660001" table:formula="of:=0.545256449*[.G153] + 32.3944553676" table:style-name="ce1">
            <text:p>114,72817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4-11</text:p>
          </table:table-cell>
          <table:table-cell office:value-type="float" office:value="109.639999" table:style-name="ce1">
            <text:p>109,639999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5.64944139300002" table:formula="of:=-0.0000545252*[.D154]^2 + 0.5609597066*[.D154] + 31.6433162106" table:style-name="ce1">
            <text:p>115,6494414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5.27343561560001" table:formula="of:=0.545256449*[.G154] + 32.3944553676" table:style-name="ce1">
            <text:p>115,273435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4-18</text:p>
          </table:table-cell>
          <table:table-cell office:value-type="float" office:value="110.55999799999999" table:style-name="ce1">
            <text:p>110,559998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6.19377091359999" table:formula="of:=-0.0000545252*[.D155]^2 + 0.5609597066*[.D155] + 31.6433162106" table:style-name="ce1">
            <text:p>116,1937709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5.8186920646" table:formula="of:=0.545256449*[.G155] + 32.3944553676" table:style-name="ce1">
            <text:p>115,81869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4-25</text:p>
          </table:table-cell>
          <table:table-cell office:value-type="float" office:value="117.58000199999999" table:style-name="ce1">
            <text:p>117,580002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16.73799138379999" table:formula="of:=-0.0000545252*[.D156]^2 + 0.5609597066*[.D156] + 31.6433162106" table:style-name="ce1">
            <text:p>116,7379914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16.36394851360001" table:formula="of:=0.545256449*[.G156] + 32.3944553676" table:style-name="ce1">
            <text:p>116,363948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5-02</text:p>
          </table:table-cell>
          <table:table-cell office:value-type="float" office:value="119.489998" table:style-name="ce1">
            <text:p>119,489998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17.2821028036" table:formula="of:=-0.0000545252*[.D157]^2 + 0.5609597066*[.D157] + 31.6433162106" table:style-name="ce1">
            <text:p>117,2821028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16.90920496260001" table:formula="of:=0.545256449*[.G157] + 32.3944553676" table:style-name="ce1">
            <text:p>116,9092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5-09</text:p>
          </table:table-cell>
          <table:table-cell office:value-type="float" office:value="119.80999799999999" table:style-name="ce1">
            <text:p>119,809998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17.826105173" table:formula="of:=-0.0000545252*[.D158]^2 + 0.5609597066*[.D158] + 31.6433162106" table:style-name="ce1">
            <text:p>117,8261052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17.45446141160001" table:formula="of:=0.545256449*[.G158] + 32.3944553676" table:style-name="ce1">
            <text:p>117,45446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5-16</text:p>
          </table:table-cell>
          <table:table-cell office:value-type="float" office:value="117.349998" table:style-name="ce1">
            <text:p>117,349998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18.36999849200001" table:formula="of:=-0.0000545252*[.D159]^2 + 0.5609597066*[.D159] + 31.6433162106" table:style-name="ce1">
            <text:p>118,3699985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17.9997178606" table:formula="of:=0.545256449*[.G159] + 32.3944553676" table:style-name="ce1">
            <text:p>117,99971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5-23</text:p>
          </table:table-cell>
          <table:table-cell office:value-type="float" office:value="119.379997" table:style-name="ce1">
            <text:p>119,379997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8.91378276060001" table:formula="of:=-0.0000545252*[.D160]^2 + 0.5609597066*[.D160] + 31.6433162106" table:style-name="ce1">
            <text:p>118,913782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18.54497430960001" table:formula="of:=0.545256449*[.G160] + 32.3944553676" table:style-name="ce1">
            <text:p>118,54497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5-30</text:p>
          </table:table-cell>
          <table:table-cell office:value-type="float" office:value="118.470001" table:style-name="ce1">
            <text:p>118,470001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19.45745797880002" table:formula="of:=-0.0000545252*[.D161]^2 + 0.5609597066*[.D161] + 31.6433162106" table:style-name="ce1">
            <text:p>119,457458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19.09023075860001" table:formula="of:=0.545256449*[.G161] + 32.3944553676" table:style-name="ce1">
            <text:p>119,09023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6-06</text:p>
          </table:table-cell>
          <table:table-cell office:value-type="float" office:value="116.620003" table:style-name="ce1">
            <text:p>116,62000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20.0010241466" table:formula="of:=-0.0000545252*[.D162]^2 + 0.5609597066*[.D162] + 31.6433162106" table:style-name="ce1">
            <text:p>120,0010241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19.63548720760001" table:formula="of:=0.545256449*[.G162] + 32.3944553676" table:style-name="ce1">
            <text:p>119,635487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6-13</text:p>
          </table:table-cell>
          <table:table-cell office:value-type="float" office:value="113.019997" table:style-name="ce1">
            <text:p>113,019997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20.54448126400001" table:formula="of:=-0.0000545252*[.D163]^2 + 0.5609597066*[.D163] + 31.6433162106" table:style-name="ce1">
            <text:p>120,5444813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20.1807436566" table:formula="of:=0.545256449*[.G163] + 32.3944553676" table:style-name="ce1">
            <text:p>120,18074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6-20</text:p>
          </table:table-cell>
          <table:table-cell office:value-type="float" office:value="112.08000199999999" table:style-name="ce1">
            <text:p>112,080002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21.08782933099999" table:formula="of:=-0.0000545252*[.D164]^2 + 0.5609597066*[.D164] + 31.6433162106" table:style-name="ce1">
            <text:p>121,0878293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20.72600010560001" table:formula="of:=0.545256449*[.G164] + 32.3944553676" table:style-name="ce1">
            <text:p>120,72600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6-27</text:p>
          </table:table-cell>
          <table:table-cell office:value-type="float" office:value="114.19000200000001" table:style-name="ce1">
            <text:p>114,19000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21.63106834760001" table:formula="of:=-0.0000545252*[.D165]^2 + 0.5609597066*[.D165] + 31.6433162106" table:style-name="ce1">
            <text:p>121,6310683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21.27125655460001" table:formula="of:=0.545256449*[.G165] + 32.3944553676" table:style-name="ce1">
            <text:p>121,27125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7-04</text:p>
          </table:table-cell>
          <table:table-cell office:value-type="float" office:value="117.239998" table:style-name="ce1">
            <text:p>117,239998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22.17419831380002" table:formula="of:=-0.0000545252*[.D166]^2 + 0.5609597066*[.D166] + 31.6433162106" table:style-name="ce1">
            <text:p>122,1741983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21.81651300360001" table:formula="of:=0.545256449*[.G166] + 32.3944553676" table:style-name="ce1">
            <text:p>121,8165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7-11</text:p>
          </table:table-cell>
          <table:table-cell office:value-type="float" office:value="116.860001" table:style-name="ce1">
            <text:p>116,86000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22.7172192296" table:formula="of:=-0.0000545252*[.D167]^2 + 0.5609597066*[.D167] + 31.6433162106" table:style-name="ce1">
            <text:p>122,717219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22.3617694526" table:formula="of:=0.545256449*[.G167] + 32.3944553676" table:style-name="ce1">
            <text:p>122,36176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7-18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23.26013109500002" table:formula="of:=-0.0000545252*[.D168]^2 + 0.5609597066*[.D168] + 31.6433162106" table:style-name="ce1">
            <text:p>123,2601311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22.90702590160001" table:formula="of:=0.545256449*[.G168] + 32.3944553676" table:style-name="ce1">
            <text:p>122,90702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7-25</text:p>
          </table:table-cell>
          <table:table-cell office:value-type="float" office:value="123.94000200000001" table:style-name="ce1">
            <text:p>123,94000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23.80293391000001" table:formula="of:=-0.0000545252*[.D169]^2 + 0.5609597066*[.D169] + 31.6433162106" table:style-name="ce1">
            <text:p>123,8029339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23.45228235060002" table:formula="of:=0.545256449*[.G169] + 32.3944553676" table:style-name="ce1">
            <text:p>123,45228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8-01</text:p>
          </table:table-cell>
          <table:table-cell office:value-type="float" office:value="125.150002" table:style-name="ce1">
            <text:p>125,150002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24.3456276746" table:formula="of:=-0.0000545252*[.D170]^2 + 0.5609597066*[.D170] + 31.6433162106" table:style-name="ce1">
            <text:p>124,3456277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23.99753879960001" table:formula="of:=0.545256449*[.G170] + 32.3944553676" table:style-name="ce1">
            <text:p>123,99753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8-08</text:p>
          </table:table-cell>
          <table:table-cell office:value-type="float" office:value="124.879997" table:style-name="ce1">
            <text:p>124,879997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24.88821238880001" table:formula="of:=-0.0000545252*[.D171]^2 + 0.5609597066*[.D171] + 31.6433162106" table:style-name="ce1">
            <text:p>124,8882124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124.5427952486" table:formula="of:=0.545256449*[.G171] + 32.3944553676" table:style-name="ce1">
            <text:p>124,54279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8-15</text:p>
          </table:table-cell>
          <table:table-cell office:value-type="float" office:value="123.55999799999999" table:style-name="ce1">
            <text:p>123,559998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25.4306880526" table:formula="of:=-0.0000545252*[.D172]^2 + 0.5609597066*[.D172] + 31.6433162106" table:style-name="ce1">
            <text:p>125,4306881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25.08805169760001" table:formula="of:=0.545256449*[.G172] + 32.3944553676" table:style-name="ce1">
            <text:p>125,08805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8-22</text:p>
          </table:table-cell>
          <table:table-cell office:value-type="float" office:value="124.959999" table:style-name="ce1">
            <text:p>124,959999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25.973054666" table:formula="of:=-0.0000545252*[.D173]^2 + 0.5609597066*[.D173] + 31.6433162106" table:style-name="ce1">
            <text:p>125,9730547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25.63330814660002" table:formula="of:=0.545256449*[.G173] + 32.3944553676" table:style-name="ce1">
            <text:p>125,63330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8-29</text:p>
          </table:table-cell>
          <table:table-cell office:value-type="float" office:value="126.510002" table:style-name="ce1">
            <text:p>126,510002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26.51531222900002" table:formula="of:=-0.0000545252*[.D174]^2 + 0.5609597066*[.D174] + 31.6433162106" table:style-name="ce1">
            <text:p>126,5153122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26.17856459560001" table:formula="of:=0.545256449*[.G174] + 32.3944553676" table:style-name="ce1">
            <text:p>126,17856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9-05</text:p>
          </table:table-cell>
          <table:table-cell office:value-type="float" office:value="127.099998" table:style-name="ce1">
            <text:p>127,099998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27.05746074160001" table:formula="of:=-0.0000545252*[.D175]^2 + 0.5609597066*[.D175] + 31.6433162106" table:style-name="ce1">
            <text:p>127,0574607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26.7238210446" table:formula="of:=0.545256449*[.G175] + 32.3944553676" table:style-name="ce1">
            <text:p>126,7238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9-12</text:p>
          </table:table-cell>
          <table:table-cell office:value-type="float" office:value="129.070007" table:style-name="ce1">
            <text:p>129,07000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27.59950020380001" table:formula="of:=-0.0000545252*[.D176]^2 + 0.5609597066*[.D176] + 31.6433162106" table:style-name="ce1">
            <text:p>127,5995002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27.26907749360001" table:formula="of:=0.545256449*[.G176] + 32.3944553676" table:style-name="ce1">
            <text:p>127,2690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9-19</text:p>
          </table:table-cell>
          <table:table-cell office:value-type="float" office:value="127.959999" table:style-name="ce1">
            <text:p>127,95999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28.1414306156" table:formula="of:=-0.0000545252*[.D177]^2 + 0.5609597066*[.D177] + 31.6433162106" table:style-name="ce1">
            <text:p>128,1414306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27.81433394260002" table:formula="of:=0.545256449*[.G177] + 32.3944553676" table:style-name="ce1">
            <text:p>127,81433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09-26</text:p>
          </table:table-cell>
          <table:table-cell office:value-type="float" office:value="128.270004" table:style-name="ce1">
            <text:p>128,27000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28.683251977" table:formula="of:=-0.0000545252*[.D178]^2 + 0.5609597066*[.D178] + 31.6433162106" table:style-name="ce1">
            <text:p>128,683252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28.35959039160002" table:formula="of:=0.545256449*[.G178] + 32.3944553676" table:style-name="ce1">
            <text:p>128,35959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0-03</text:p>
          </table:table-cell>
          <table:table-cell office:value-type="float" office:value="128.990005" table:style-name="ce1">
            <text:p>128,990005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29.224964288" table:formula="of:=-0.0000545252*[.D179]^2 + 0.5609597066*[.D179] + 31.6433162106" table:style-name="ce1">
            <text:p>129,224964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128.90484684059999" table:formula="of:=0.545256449*[.G179] + 32.3944553676" table:style-name="ce1">
            <text:p>128,90484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0-10</text:p>
          </table:table-cell>
          <table:table-cell office:value-type="float" office:value="127.879997" table:style-name="ce1">
            <text:p>127,879997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29.76656754859999" table:formula="of:=-0.0000545252*[.D180]^2 + 0.5609597066*[.D180] + 31.6433162106" table:style-name="ce1">
            <text:p>129,766567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129.45010328960001" table:formula="of:=0.545256449*[.G180] + 32.3944553676" table:style-name="ce1">
            <text:p>129,45010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0-17</text:p>
          </table:table-cell>
          <table:table-cell office:value-type="float" office:value="132.070007" table:style-name="ce1">
            <text:p>132,070007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30.30806175880002" table:formula="of:=-0.0000545252*[.D181]^2 + 0.5609597066*[.D181] + 31.6433162106" table:style-name="ce1">
            <text:p>130,308061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29.99535973860003" table:formula="of:=0.545256449*[.G181] + 32.3944553676" table:style-name="ce1">
            <text:p>129,99535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0-24</text:p>
          </table:table-cell>
          <table:table-cell office:value-type="float" office:value="131.28999300000001" table:style-name="ce1">
            <text:p>131,28999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30.84944691860002" table:formula="of:=-0.0000545252*[.D182]^2 + 0.5609597066*[.D182] + 31.6433162106" table:style-name="ce1">
            <text:p>130,8494469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30.54061618759999" table:formula="of:=0.545256449*[.G182] + 32.3944553676" table:style-name="ce1">
            <text:p>130,540616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0-31</text:p>
          </table:table-cell>
          <table:table-cell office:value-type="float" office:value="120.75" table:style-name="ce1">
            <text:p>120,75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31.39072302800002" table:formula="of:=-0.0000545252*[.D183]^2 + 0.5609597066*[.D183] + 31.6433162106" table:style-name="ce1">
            <text:p>131,390723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31.08587263660002" table:formula="of:=0.545256449*[.G183] + 32.3944553676" table:style-name="ce1">
            <text:p>131,08587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1-07</text:p>
          </table:table-cell>
          <table:table-cell office:value-type="float" office:value="119.019997" table:style-name="ce1">
            <text:p>119,01999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31.931890087" table:formula="of:=-0.0000545252*[.D184]^2 + 0.5609597066*[.D184] + 31.6433162106" table:style-name="ce1">
            <text:p>131,931890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31.63112908560001" table:formula="of:=0.545256449*[.G184] + 32.3944553676" table:style-name="ce1">
            <text:p>131,631129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1-14</text:p>
          </table:table-cell>
          <table:table-cell office:value-type="float" office:value="117.019997" table:style-name="ce1">
            <text:p>117,019997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32.4729480956" table:formula="of:=-0.0000545252*[.D185]^2 + 0.5609597066*[.D185] + 31.6433162106" table:style-name="ce1">
            <text:p>132,4729481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32.1763855346" table:formula="of:=0.545256449*[.G185] + 32.3944553676" table:style-name="ce1">
            <text:p>132,17638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1-21</text:p>
          </table:table-cell>
          <table:table-cell office:value-type="float" office:value="120.379997" table:style-name="ce1">
            <text:p>120,37999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33.01389705380001" table:formula="of:=-0.0000545252*[.D186]^2 + 0.5609597066*[.D186] + 31.6433162106" table:style-name="ce1">
            <text:p>133,0138971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32.72164198360002" table:formula="of:=0.545256449*[.G186] + 32.3944553676" table:style-name="ce1">
            <text:p>132,7216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1-28</text:p>
          </table:table-cell>
          <table:table-cell office:value-type="float" office:value="115.400002" table:style-name="ce1">
            <text:p>115,400002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33.55473696160001" table:formula="of:=-0.0000545252*[.D187]^2 + 0.5609597066*[.D187] + 31.6433162106" table:style-name="ce1">
            <text:p>133,554737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33.26689843259999" table:formula="of:=0.545256449*[.G187] + 32.3944553676" table:style-name="ce1">
            <text:p>133,26689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2-05</text:p>
          </table:table-cell>
          <table:table-cell office:value-type="float" office:value="119.68" table:style-name="ce1">
            <text:p>119,68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34.09546781900002" table:formula="of:=-0.0000545252*[.D188]^2 + 0.5609597066*[.D188] + 31.6433162106" table:style-name="ce1">
            <text:p>134,0954678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33.81215488160001" table:formula="of:=0.545256449*[.G188] + 32.3944553676" table:style-name="ce1">
            <text:p>133,812154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2-12</text:p>
          </table:table-cell>
          <table:table-cell office:value-type="float" office:value="119.870003" table:style-name="ce1">
            <text:p>119,870003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34.636089626" table:formula="of:=-0.0000545252*[.D189]^2 + 0.5609597066*[.D189] + 31.6433162106" table:style-name="ce1">
            <text:p>134,6360896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34.35741133060003" table:formula="of:=0.545256449*[.G189] + 32.3944553676" table:style-name="ce1">
            <text:p>134,35741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2-19</text:p>
          </table:table-cell>
          <table:table-cell office:value-type="float" office:value="117.269997" table:style-name="ce1">
            <text:p>117,269997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35.17660238260001" table:formula="of:=-0.0000545252*[.D190]^2 + 0.5609597066*[.D190] + 31.6433162106" table:style-name="ce1">
            <text:p>135,1766024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34.90266777959999" table:formula="of:=0.545256449*[.G190] + 32.3944553676" table:style-name="ce1">
            <text:p>134,902667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6-12-26</text:p>
          </table:table-cell>
          <table:table-cell office:value-type="float" office:value="115.050003" table:style-name="ce1">
            <text:p>115,050003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35.71700608879999" table:formula="of:=-0.0000545252*[.D191]^2 + 0.5609597066*[.D191] + 31.6433162106" table:style-name="ce1">
            <text:p>135,7170061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35.44792422860002" table:formula="of:=0.545256449*[.G191] + 32.3944553676" table:style-name="ce1">
            <text:p>135,447924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1-02</text:p>
          </table:table-cell>
          <table:table-cell office:value-type="float" office:value="123.410004" table:style-name="ce1">
            <text:p>123,410004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36.2573007446" table:formula="of:=-0.0000545252*[.D192]^2 + 0.5609597066*[.D192] + 31.6433162106" table:style-name="ce1">
            <text:p>136,2573007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35.99318067760001" table:formula="of:=0.545256449*[.G192] + 32.3944553676" table:style-name="ce1">
            <text:p>135,99318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1-09</text:p>
          </table:table-cell>
          <table:table-cell office:value-type="float" office:value="128.33999600000001" table:style-name="ce1">
            <text:p>128,33999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36.79748635000001" table:formula="of:=-0.0000545252*[.D193]^2 + 0.5609597066*[.D193] + 31.6433162106" table:style-name="ce1">
            <text:p>136,7974864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36.5384371266" table:formula="of:=0.545256449*[.G193] + 32.3944553676" table:style-name="ce1">
            <text:p>136,53843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1-16</text:p>
          </table:table-cell>
          <table:table-cell office:value-type="float" office:value="127.040001" table:style-name="ce1">
            <text:p>127,040001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37.337562905" table:formula="of:=-0.0000545252*[.D194]^2 + 0.5609597066*[.D194] + 31.6433162106" table:style-name="ce1">
            <text:p>137,337562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37.08369357560002" table:formula="of:=0.545256449*[.G194] + 32.3944553676" table:style-name="ce1">
            <text:p>137,083693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1-23</text:p>
          </table:table-cell>
          <table:table-cell office:value-type="float" office:value="132.179993" table:style-name="ce1">
            <text:p>132,179993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37.87753040960001" table:formula="of:=-0.0000545252*[.D195]^2 + 0.5609597066*[.D195] + 31.6433162106" table:style-name="ce1">
            <text:p>137,8775304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37.62895002459999" table:formula="of:=0.545256449*[.G195] + 32.3944553676" table:style-name="ce1">
            <text:p>137,628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1-30</text:p>
          </table:table-cell>
          <table:table-cell office:value-type="float" office:value="130.979996" table:style-name="ce1">
            <text:p>130,979996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38.4173888638" table:formula="of:=-0.0000545252*[.D196]^2 + 0.5609597066*[.D196] + 31.6433162106" table:style-name="ce1">
            <text:p>138,4173889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38.17420647360001" table:formula="of:=0.545256449*[.G196] + 32.3944553676" table:style-name="ce1">
            <text:p>138,174206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2-06</text:p>
          </table:table-cell>
          <table:table-cell office:value-type="float" office:value="134.19000199999999" table:style-name="ce1">
            <text:p>134,190002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38.95713826760002" table:formula="of:=-0.0000545252*[.D197]^2 + 0.5609597066*[.D197] + 31.6433162106" table:style-name="ce1">
            <text:p>138,957138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138.71946292260003" table:formula="of:=0.545256449*[.G197] + 32.3944553676" table:style-name="ce1">
            <text:p>138,719462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2-13</text:p>
          </table:table-cell>
          <table:table-cell office:value-type="float" office:value="133.529999" table:style-name="ce1">
            <text:p>133,529999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39.496778621" table:formula="of:=-0.0000545252*[.D198]^2 + 0.5609597066*[.D198] + 31.6433162106" table:style-name="ce1">
            <text:p>139,4967786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139.26471937159999" table:formula="of:=0.545256449*[.G198] + 32.3944553676" table:style-name="ce1">
            <text:p>139,264719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2-20</text:p>
          </table:table-cell>
          <table:table-cell office:value-type="float" office:value="135.44000199999999" table:style-name="ce1">
            <text:p>135,44000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40.03630992399999" table:formula="of:=-0.0000545252*[.D199]^2 + 0.5609597066*[.D199] + 31.6433162106" table:style-name="ce1">
            <text:p>140,0363099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139.80997582060002" table:formula="of:=0.545256449*[.G199] + 32.3944553676" table:style-name="ce1">
            <text:p>139,809975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2-27</text:p>
          </table:table-cell>
          <table:table-cell office:value-type="float" office:value="137.16999799999999" table:style-name="ce1">
            <text:p>137,169998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40.57573217660001" table:formula="of:=-0.0000545252*[.D200]^2 + 0.5609597066*[.D200] + 31.6433162106" table:style-name="ce1">
            <text:p>140,5757322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40.35523226960001" table:formula="of:=0.545256449*[.G200] + 32.3944553676" table:style-name="ce1">
            <text:p>140,35523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3-06</text:p>
          </table:table-cell>
          <table:table-cell office:value-type="float" office:value="138.78999300000001" table:style-name="ce1">
            <text:p>138,789993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41.1150453788" table:formula="of:=-0.0000545252*[.D201]^2 + 0.5609597066*[.D201] + 31.6433162106" table:style-name="ce1">
            <text:p>141,1150454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140.9004887186" table:formula="of:=0.545256449*[.G201] + 32.3944553676" table:style-name="ce1">
            <text:p>140,90048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3-13</text:p>
          </table:table-cell>
          <table:table-cell office:value-type="float" office:value="139.83999600000001" table:style-name="ce1">
            <text:p>139,83999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41.6542495306" table:formula="of:=-0.0000545252*[.D202]^2 + 0.5609597066*[.D202] + 31.6433162106" table:style-name="ce1">
            <text:p>141,654249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41.44574516760002" table:formula="of:=0.545256449*[.G202] + 32.3944553676" table:style-name="ce1">
            <text:p>141,445745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3-20</text:p>
          </table:table-cell>
          <table:table-cell office:value-type="float" office:value="140.33999600000001" table:style-name="ce1">
            <text:p>140,339996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42.19334463200002" table:formula="of:=-0.0000545252*[.D203]^2 + 0.5609597066*[.D203] + 31.6433162106" table:style-name="ce1">
            <text:p>142,1933446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141.99100161659999" table:formula="of:=0.545256449*[.G203] + 32.3944553676" table:style-name="ce1">
            <text:p>141,99100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3-27</text:p>
          </table:table-cell>
          <table:table-cell office:value-type="float" office:value="142.050003" table:style-name="ce1">
            <text:p>142,050003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42.73233068300001" table:formula="of:=-0.0000545252*[.D204]^2 + 0.5609597066*[.D204] + 31.6433162106" table:style-name="ce1">
            <text:p>142,7323307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142.53625806560001" table:formula="of:=0.545256449*[.G204] + 32.3944553676" table:style-name="ce1">
            <text:p>142,536258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4-03</text:p>
          </table:table-cell>
          <table:table-cell office:value-type="float" office:value="140.779999" table:style-name="ce1">
            <text:p>140,779999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43.27120768360001" table:formula="of:=-0.0000545252*[.D205]^2 + 0.5609597066*[.D205] + 31.6433162106" table:style-name="ce1">
            <text:p>143,2712077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43.08151451460003" table:formula="of:=0.545256449*[.G205] + 32.3944553676" table:style-name="ce1">
            <text:p>143,08151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4-10</text:p>
          </table:table-cell>
          <table:table-cell office:value-type="float" office:value="139.38999899999999" table:style-name="ce1">
            <text:p>139,38999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43.80997563380001" table:formula="of:=-0.0000545252*[.D206]^2 + 0.5609597066*[.D206] + 31.6433162106" table:style-name="ce1">
            <text:p>143,8099756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143.62677096359999" table:formula="of:=0.545256449*[.G206] + 32.3944553676" table:style-name="ce1">
            <text:p>143,62677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4-17</text:p>
          </table:table-cell>
          <table:table-cell office:value-type="float" office:value="143.679993" table:style-name="ce1">
            <text:p>143,679993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44.34863453360001" table:formula="of:=-0.0000545252*[.D207]^2 + 0.5609597066*[.D207] + 31.6433162106" table:style-name="ce1">
            <text:p>144,3486345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44.17202741260002" table:formula="of:=0.545256449*[.G207] + 32.3944553676" table:style-name="ce1">
            <text:p>144,17202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4-24</text:p>
          </table:table-cell>
          <table:table-cell office:value-type="float" office:value="150.25" table:style-name="ce1">
            <text:p>150,25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44.887184383" table:formula="of:=-0.0000545252*[.D208]^2 + 0.5609597066*[.D208] + 31.6433162106" table:style-name="ce1">
            <text:p>144,8871844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144.71728386160001" table:formula="of:=0.545256449*[.G208] + 32.3944553676" table:style-name="ce1">
            <text:p>144,717283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5-01</text:p>
          </table:table-cell>
          <table:table-cell office:value-type="float" office:value="150.240005" table:style-name="ce1">
            <text:p>150,240005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45.425625182" table:formula="of:=-0.0000545252*[.D209]^2 + 0.5609597066*[.D209] + 31.6433162106" table:style-name="ce1">
            <text:p>145,4256252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45.2625403106" table:formula="of:=0.545256449*[.G209] + 32.3944553676" table:style-name="ce1">
            <text:p>145,262540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5-08</text:p>
          </table:table-cell>
          <table:table-cell office:value-type="float" office:value="150.33000200000001" table:style-name="ce1">
            <text:p>150,330002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45.96395693060001" table:formula="of:=-0.0000545252*[.D210]^2 + 0.5609597066*[.D210] + 31.6433162106" table:style-name="ce1">
            <text:p>145,9639569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45.80779675960002" table:formula="of:=0.545256449*[.G210] + 32.3944553676" table:style-name="ce1">
            <text:p>145,807796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5-15</text:p>
          </table:table-cell>
          <table:table-cell office:value-type="float" office:value="148.05999800000001" table:style-name="ce1">
            <text:p>148,05999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46.50217962880001" table:formula="of:=-0.0000545252*[.D211]^2 + 0.5609597066*[.D211] + 31.6433162106" table:style-name="ce1">
            <text:p>146,5021796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146.35305320859999" table:formula="of:=0.545256449*[.G211] + 32.3944553676" table:style-name="ce1">
            <text:p>146,353053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5-22</text:p>
          </table:table-cell>
          <table:table-cell office:value-type="float" office:value="152.13000500000001" table:style-name="ce1">
            <text:p>152,130005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47.04029327660001" table:formula="of:=-0.0000545252*[.D212]^2 + 0.5609597066*[.D212] + 31.6433162106" table:style-name="ce1">
            <text:p>147,0402933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146.89830965760001" table:formula="of:=0.545256449*[.G212] + 32.3944553676" table:style-name="ce1">
            <text:p>146,898309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5-29</text:p>
          </table:table-cell>
          <table:table-cell office:value-type="float" office:value="153.61000100000001" table:style-name="ce1">
            <text:p>153,610001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47.57829787400001" table:formula="of:=-0.0000545252*[.D213]^2 + 0.5609597066*[.D213] + 31.6433162106" table:style-name="ce1">
            <text:p>147,578297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47.44356610660003" table:formula="of:=0.545256449*[.G213] + 32.3944553676" table:style-name="ce1">
            <text:p>147,44356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6-05</text:p>
          </table:table-cell>
          <table:table-cell office:value-type="float" office:value="149.60000600000001" table:style-name="ce1">
            <text:p>149,600006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48.11619342100002" table:formula="of:=-0.0000545252*[.D214]^2 + 0.5609597066*[.D214] + 31.6433162106" table:style-name="ce1">
            <text:p>148,1161934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47.9888225556" table:formula="of:=0.545256449*[.G214] + 32.3944553676" table:style-name="ce1">
            <text:p>147,98882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6-12</text:p>
          </table:table-cell>
          <table:table-cell office:value-type="float" office:value="150.63999899999999" table:style-name="ce1">
            <text:p>150,63999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48.6539799176" table:formula="of:=-0.0000545252*[.D215]^2 + 0.5609597066*[.D215] + 31.6433162106" table:style-name="ce1">
            <text:p>148,6539799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48.53407900460002" table:formula="of:=0.545256449*[.G215] + 32.3944553676" table:style-name="ce1">
            <text:p>148,5340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6-19</text:p>
          </table:table-cell>
          <table:table-cell office:value-type="float" office:value="155.070007" table:style-name="ce1">
            <text:p>155,070007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49.1916573638" table:formula="of:=-0.0000545252*[.D216]^2 + 0.5609597066*[.D216] + 31.6433162106" table:style-name="ce1">
            <text:p>149,191657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49.07933545360001" table:formula="of:=0.545256449*[.G216] + 32.3944553676" table:style-name="ce1">
            <text:p>149,079335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6-26</text:p>
          </table:table-cell>
          <table:table-cell office:value-type="float" office:value="150.979996" table:style-name="ce1">
            <text:p>150,979996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49.72922575960001" table:formula="of:=-0.0000545252*[.D217]^2 + 0.5609597066*[.D217] + 31.6433162106" table:style-name="ce1">
            <text:p>149,7292258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49.6245919026" table:formula="of:=0.545256449*[.G217] + 32.3944553676" table:style-name="ce1">
            <text:p>149,624591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7-03</text:p>
          </table:table-cell>
          <table:table-cell office:value-type="float" office:value="151.44000199999999" table:style-name="ce1">
            <text:p>151,440002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50.26668510500002" table:formula="of:=-0.0000545252*[.D218]^2 + 0.5609597066*[.D218] + 31.6433162106" table:style-name="ce1">
            <text:p>150,2666851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50.16984835160002" table:formula="of:=0.545256449*[.G218] + 32.3944553676" table:style-name="ce1">
            <text:p>150,169848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7-10</text:p>
          </table:table-cell>
          <table:table-cell office:value-type="float" office:value="159.970001" table:style-name="ce1">
            <text:p>159,970001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50.8040354" table:formula="of:=-0.0000545252*[.D219]^2 + 0.5609597066*[.D219] + 31.6433162106" table:style-name="ce1">
            <text:p>150,8040354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50.71510480059999" table:formula="of:=0.545256449*[.G219] + 32.3944553676" table:style-name="ce1">
            <text:p>150,715104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7-17</text:p>
          </table:table-cell>
          <table:table-cell office:value-type="float" office:value="164.429993" table:style-name="ce1">
            <text:p>164,429993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51.34127664460001" table:formula="of:=-0.0000545252*[.D220]^2 + 0.5609597066*[.D220] + 31.6433162106" table:style-name="ce1">
            <text:p>151,3412766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51.26036124960001" table:formula="of:=0.545256449*[.G220] + 32.3944553676" table:style-name="ce1">
            <text:p>151,26036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7-24</text:p>
          </table:table-cell>
          <table:table-cell office:value-type="float" office:value="172.449997" table:style-name="ce1">
            <text:p>172,449997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51.8784088388" table:formula="of:=-0.0000545252*[.D221]^2 + 0.5609597066*[.D221] + 31.6433162106" table:style-name="ce1">
            <text:p>151,8784088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151.80561769860003" table:formula="of:=0.545256449*[.G221] + 32.3944553676" table:style-name="ce1">
            <text:p>151,805617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7-31</text:p>
          </table:table-cell>
          <table:table-cell office:value-type="float" office:value="169.61999499999999" table:style-name="ce1">
            <text:p>169,619995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52.41543198260001" table:formula="of:=-0.0000545252*[.D222]^2 + 0.5609597066*[.D222] + 31.6433162106" table:style-name="ce1">
            <text:p>152,415432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52.3508741476" table:formula="of:=0.545256449*[.G222] + 32.3944553676" table:style-name="ce1">
            <text:p>152,35087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8-07</text:p>
          </table:table-cell>
          <table:table-cell office:value-type="float" office:value="168.08000200000001" table:style-name="ce1">
            <text:p>168,08000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52.952346076" table:formula="of:=-0.0000545252*[.D223]^2 + 0.5609597066*[.D223] + 31.6433162106" table:style-name="ce1">
            <text:p>152,9523461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52.89613059660002" table:formula="of:=0.545256449*[.G223] + 32.3944553676" table:style-name="ce1">
            <text:p>152,896130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8-14</text:p>
          </table:table-cell>
          <table:table-cell office:value-type="float" office:value="167.41000399999999" table:style-name="ce1">
            <text:p>167,410004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53.48915111900001" table:formula="of:=-0.0000545252*[.D224]^2 + 0.5609597066*[.D224] + 31.6433162106" table:style-name="ce1">
            <text:p>153,489151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153.44138704560001" table:formula="of:=0.545256449*[.G224] + 32.3944553676" table:style-name="ce1">
            <text:p>153,4413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8-21</text:p>
          </table:table-cell>
          <table:table-cell office:value-type="float" office:value="166.320007" table:style-name="ce1">
            <text:p>166,32000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54.02584711160003" table:formula="of:=-0.0000545252*[.D225]^2 + 0.5609597066*[.D225] + 31.6433162106" table:style-name="ce1">
            <text:p>154,0258471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53.9866434946" table:formula="of:=0.545256449*[.G225] + 32.3944553676" table:style-name="ce1">
            <text:p>153,98664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8-28</text:p>
          </table:table-cell>
          <table:table-cell office:value-type="float" office:value="172.020004" table:style-name="ce1">
            <text:p>172,020004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54.56243405379999" table:formula="of:=-0.0000545252*[.D226]^2 + 0.5609597066*[.D226] + 31.6433162106" table:style-name="ce1">
            <text:p>154,5624341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154.53189994360002" table:formula="of:=0.545256449*[.G226] + 32.3944553676" table:style-name="ce1">
            <text:p>154,53189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9-04</text:p>
          </table:table-cell>
          <table:table-cell office:value-type="float" office:value="170.949997" table:style-name="ce1">
            <text:p>170,949997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55.09891194560001" table:formula="of:=-0.0000545252*[.D227]^2 + 0.5609597066*[.D227] + 31.6433162106" table:style-name="ce1">
            <text:p>155,0989119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55.07715639259999" table:formula="of:=0.545256449*[.G227] + 32.3944553676" table:style-name="ce1">
            <text:p>155,07715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9-11</text:p>
          </table:table-cell>
          <table:table-cell office:value-type="float" office:value="171.63999899999999" table:style-name="ce1">
            <text:p>171,63999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55.635280787" table:formula="of:=-0.0000545252*[.D228]^2 + 0.5609597066*[.D228] + 31.6433162106" table:style-name="ce1">
            <text:p>155,6352808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55.62241284160001" table:formula="of:=0.545256449*[.G228] + 32.3944553676" table:style-name="ce1">
            <text:p>155,622412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9-18</text:p>
          </table:table-cell>
          <table:table-cell office:value-type="float" office:value="170.53999300000001" table:style-name="ce1">
            <text:p>170,539993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56.17154057800002" table:formula="of:=-0.0000545252*[.D229]^2 + 0.5609597066*[.D229] + 31.6433162106" table:style-name="ce1">
            <text:p>156,1715406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56.16766929060003" table:formula="of:=0.545256449*[.G229] + 32.3944553676" table:style-name="ce1">
            <text:p>156,16766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09-25</text:p>
          </table:table-cell>
          <table:table-cell office:value-type="float" office:value="170.86999499999999" table:style-name="ce1">
            <text:p>170,869995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56.70769131860001" table:formula="of:=-0.0000545252*[.D230]^2 + 0.5609597066*[.D230] + 31.6433162106" table:style-name="ce1">
            <text:p>156,707691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56.7129257396" table:formula="of:=0.545256449*[.G230] + 32.3944553676" table:style-name="ce1">
            <text:p>156,71292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0-02</text:p>
          </table:table-cell>
          <table:table-cell office:value-type="float" office:value="172.229996" table:style-name="ce1">
            <text:p>172,229996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57.24373300880001" table:formula="of:=-0.0000545252*[.D231]^2 + 0.5609597066*[.D231] + 31.6433162106" table:style-name="ce1">
            <text:p>157,243733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57.25818218860002" table:formula="of:=0.545256449*[.G231] + 32.3944553676" table:style-name="ce1">
            <text:p>157,25818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0-09</text:p>
          </table:table-cell>
          <table:table-cell office:value-type="float" office:value="173.740005" table:style-name="ce1">
            <text:p>173,740005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57.7796656486" table:formula="of:=-0.0000545252*[.D232]^2 + 0.5609597066*[.D232] + 31.6433162106" table:style-name="ce1">
            <text:p>157,7796656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57.80343863760001" table:formula="of:=0.545256449*[.G232] + 32.3944553676" table:style-name="ce1">
            <text:p>157,80343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0-16</text:p>
          </table:table-cell>
          <table:table-cell office:value-type="float" office:value="174.979996" table:style-name="ce1">
            <text:p>174,979996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58.315489238" table:formula="of:=-0.0000545252*[.D233]^2 + 0.5609597066*[.D233] + 31.6433162106" table:style-name="ce1">
            <text:p>158,315489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58.3486950866" table:formula="of:=0.545256449*[.G233] + 32.3944553676" table:style-name="ce1">
            <text:p>158,34869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0-23</text:p>
          </table:table-cell>
          <table:table-cell office:value-type="float" office:value="177.88000500000001" table:style-name="ce1">
            <text:p>177,880005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58.85120377700002" table:formula="of:=-0.0000545252*[.D234]^2 + 0.5609597066*[.D234] + 31.6433162106" table:style-name="ce1">
            <text:p>158,8512038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58.89395153560002" table:formula="of:=0.545256449*[.G234] + 32.3944553676" table:style-name="ce1">
            <text:p>158,89395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0-30</text:p>
          </table:table-cell>
          <table:table-cell office:value-type="float" office:value="178.91999799999999" table:style-name="ce1">
            <text:p>178,919998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59.38680926560002" table:formula="of:=-0.0000545252*[.D235]^2 + 0.5609597066*[.D235] + 31.6433162106" table:style-name="ce1">
            <text:p>159,3868093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59.43920798459999" table:formula="of:=0.545256449*[.G235] + 32.3944553676" table:style-name="ce1">
            <text:p>159,4392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1-06</text:p>
          </table:table-cell>
          <table:table-cell office:value-type="float" office:value="178.46000699999999" table:style-name="ce1">
            <text:p>178,46000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59.92230570380002" table:formula="of:=-0.0000545252*[.D236]^2 + 0.5609597066*[.D236] + 31.6433162106" table:style-name="ce1">
            <text:p>159,9223057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59.98446443360001" table:formula="of:=0.545256449*[.G236] + 32.3944553676" table:style-name="ce1">
            <text:p>159,98446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1-13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60.45769309160002" table:formula="of:=-0.0000545252*[.D237]^2 + 0.5609597066*[.D237] + 31.6433162106" table:style-name="ce1">
            <text:p>160,4576931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60.52972088260003" table:formula="of:=0.545256449*[.G237] + 32.3944553676" table:style-name="ce1">
            <text:p>160,529720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1-20</text:p>
          </table:table-cell>
          <table:table-cell office:value-type="float" office:value="182.779999" table:style-name="ce1">
            <text:p>182,779999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60.99297142899999" table:formula="of:=-0.0000545252*[.D238]^2 + 0.5609597066*[.D238] + 31.6433162106" table:style-name="ce1">
            <text:p>160,9929714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161.0749773316" table:formula="of:=0.545256449*[.G238] + 32.3944553676" table:style-name="ce1">
            <text:p>161,07497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1-27</text:p>
          </table:table-cell>
          <table:table-cell office:value-type="float" office:value="175.10000600000001" table:style-name="ce1">
            <text:p>175,100006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61.52814071600002" table:formula="of:=-0.0000545252*[.D239]^2 + 0.5609597066*[.D239] + 31.6433162106" table:style-name="ce1">
            <text:p>161,5281407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61.62023378060002" table:formula="of:=0.545256449*[.G239] + 32.3944553676" table:style-name="ce1">
            <text:p>161,620233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2-04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62.0632009526" table:formula="of:=-0.0000545252*[.D240]^2 + 0.5609597066*[.D240] + 31.6433162106" table:style-name="ce1">
            <text:p>162,063201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62.16549022960004" table:formula="of:=0.545256449*[.G240] + 32.3944553676" table:style-name="ce1">
            <text:p>162,16549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2-11</text:p>
          </table:table-cell>
          <table:table-cell office:value-type="float" office:value="180.179993" table:style-name="ce1">
            <text:p>180,179993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62.59815213880003" table:formula="of:=-0.0000545252*[.D241]^2 + 0.5609597066*[.D241] + 31.6433162106" table:style-name="ce1">
            <text:p>162,5981521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162.7107466786" table:formula="of:=0.545256449*[.G241] + 32.3944553676" table:style-name="ce1">
            <text:p>162,710746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2-18</text:p>
          </table:table-cell>
          <table:table-cell office:value-type="float" office:value="177.199997" table:style-name="ce1">
            <text:p>177,199997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63.13299427460001" table:formula="of:=-0.0000545252*[.D242]^2 + 0.5609597066*[.D242] + 31.6433162106" table:style-name="ce1">
            <text:p>163,132994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163.25600312760002" table:formula="of:=0.545256449*[.G242] + 32.3944553676" table:style-name="ce1">
            <text:p>163,256003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7-12-25</text:p>
          </table:table-cell>
          <table:table-cell office:value-type="float" office:value="176.46000699999999" table:style-name="ce1">
            <text:p>176,460007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63.66772736000004" table:formula="of:=-0.0000545252*[.D243]^2 + 0.5609597066*[.D243] + 31.6433162106" table:style-name="ce1">
            <text:p>163,6677274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63.80125957659999" table:formula="of:=0.545256449*[.G243] + 32.3944553676" table:style-name="ce1">
            <text:p>163,801259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1-01</text:p>
          </table:table-cell>
          <table:table-cell office:value-type="float" office:value="186.85000600000001" table:style-name="ce1">
            <text:p>186,850006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64.20235139500002" table:formula="of:=-0.0000545252*[.D244]^2 + 0.5609597066*[.D244] + 31.6433162106" table:style-name="ce1">
            <text:p>164,2023514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64.34651602560001" table:formula="of:=0.545256449*[.G244] + 32.3944553676" table:style-name="ce1">
            <text:p>164,34651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1-08</text:p>
          </table:table-cell>
          <table:table-cell office:value-type="float" office:value="179.36999499999999" table:style-name="ce1">
            <text:p>179,369995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64.7368663796" table:formula="of:=-0.0000545252*[.D245]^2 + 0.5609597066*[.D245] + 31.6433162106" table:style-name="ce1">
            <text:p>164,7368664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164.89177247460003" table:formula="of:=0.545256449*[.G245] + 32.3944553676" table:style-name="ce1">
            <text:p>164,891772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1-15</text:p>
          </table:table-cell>
          <table:table-cell office:value-type="float" office:value="181.28999300000001" table:style-name="ce1">
            <text:p>181,289993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65.27127231380001" table:formula="of:=-0.0000545252*[.D246]^2 + 0.5609597066*[.D246] + 31.6433162106" table:style-name="ce1">
            <text:p>165,2712723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65.4370289236" table:formula="of:=0.545256449*[.G246] + 32.3944553676" table:style-name="ce1">
            <text:p>165,437028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1-22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65.80556919760002" table:formula="of:=-0.0000545252*[.D247]^2 + 0.5609597066*[.D247] + 31.6433162106" table:style-name="ce1">
            <text:p>165,8055692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65.98228537260002" table:formula="of:=0.545256449*[.G247] + 32.3944553676" table:style-name="ce1">
            <text:p>165,982285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1-29</text:p>
          </table:table-cell>
          <table:table-cell office:value-type="float" office:value="190.279999" table:style-name="ce1">
            <text:p>190,279999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66.33975703100003" table:formula="of:=-0.0000545252*[.D248]^2 + 0.5609597066*[.D248] + 31.6433162106" table:style-name="ce1">
            <text:p>166,339757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66.52754182160004" table:formula="of:=0.545256449*[.G248] + 32.3944553676" table:style-name="ce1">
            <text:p>166,527541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2-05</text:p>
          </table:table-cell>
          <table:table-cell office:value-type="float" office:value="176.11000100000001" table:style-name="ce1">
            <text:p>176,110001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66.87383581400002" table:formula="of:=-0.0000545252*[.D249]^2 + 0.5609597066*[.D249] + 31.6433162106" table:style-name="ce1">
            <text:p>166,8738358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167.0727982706" table:formula="of:=0.545256449*[.G249] + 32.3944553676" table:style-name="ce1">
            <text:p>167,072798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2-12</text:p>
          </table:table-cell>
          <table:table-cell office:value-type="float" office:value="177.36000100000001" table:style-name="ce1">
            <text:p>177,360001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67.40780554660003" table:formula="of:=-0.0000545252*[.D250]^2 + 0.5609597066*[.D250] + 31.6433162106" table:style-name="ce1">
            <text:p>167,4078055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67.61805471960002" table:formula="of:=0.545256449*[.G250] + 32.3944553676" table:style-name="ce1">
            <text:p>167,618054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2-19</text:p>
          </table:table-cell>
          <table:table-cell office:value-type="float" office:value="183.28999300000001" table:style-name="ce1">
            <text:p>183,289993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67.94166622880002" table:formula="of:=-0.0000545252*[.D251]^2 + 0.5609597066*[.D251] + 31.6433162106" table:style-name="ce1">
            <text:p>167,9416662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68.16331116859999" table:formula="of:=0.545256449*[.G251] + 32.3944553676" table:style-name="ce1">
            <text:p>168,16331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2-26</text:p>
          </table:table-cell>
          <table:table-cell office:value-type="float" office:value="176.61999499999999" table:style-name="ce1">
            <text:p>176,61999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68.4754178606" table:formula="of:=-0.0000545252*[.D252]^2 + 0.5609597066*[.D252] + 31.6433162106" table:style-name="ce1">
            <text:p>168,4754179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68.70856761760001" table:formula="of:=0.545256449*[.G252] + 32.3944553676" table:style-name="ce1">
            <text:p>168,708567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3-05</text:p>
          </table:table-cell>
          <table:table-cell office:value-type="float" office:value="185.229996" table:style-name="ce1">
            <text:p>185,229996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69.00906044200002" table:formula="of:=-0.0000545252*[.D253]^2 + 0.5609597066*[.D253] + 31.6433162106" table:style-name="ce1">
            <text:p>169,0090604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69.25382406660003" table:formula="of:=0.545256449*[.G253] + 32.3944553676" table:style-name="ce1">
            <text:p>169,253824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3-12</text:p>
          </table:table-cell>
          <table:table-cell office:value-type="float" office:value="185.08999600000001" table:style-name="ce1">
            <text:p>185,089996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69.54259397300001" table:formula="of:=-0.0000545252*[.D254]^2 + 0.5609597066*[.D254] + 31.6433162106" table:style-name="ce1">
            <text:p>169,542594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169.7990805156" table:formula="of:=0.545256449*[.G254] + 32.3944553676" table:style-name="ce1">
            <text:p>169,799080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3-19</text:p>
          </table:table-cell>
          <table:table-cell office:value-type="float" office:value="159.38999899999999" table:style-name="ce1">
            <text:p>159,389999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70.07601845360003" table:formula="of:=-0.0000545252*[.D255]^2 + 0.5609597066*[.D255] + 31.6433162106" table:style-name="ce1">
            <text:p>170,0760185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170.34433696460002" table:formula="of:=0.545256449*[.G255] + 32.3944553676" table:style-name="ce1">
            <text:p>170,3443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3-26</text:p>
          </table:table-cell>
          <table:table-cell office:value-type="float" office:value="159.78999300000001" table:style-name="ce1">
            <text:p>159,789993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70.60933388380002" table:formula="of:=-0.0000545252*[.D256]^2 + 0.5609597066*[.D256] + 31.6433162106" table:style-name="ce1">
            <text:p>170,6093339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70.88959341360004" table:formula="of:=0.545256449*[.G256] + 32.3944553676" table:style-name="ce1">
            <text:p>170,889593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4-02</text:p>
          </table:table-cell>
          <table:table-cell office:value-type="float" office:value="157.199997" table:style-name="ce1">
            <text:p>157,199997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71.14254026360004" table:formula="of:=-0.0000545252*[.D257]^2 + 0.5609597066*[.D257] + 31.6433162106" table:style-name="ce1">
            <text:p>171,1425403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71.4348498626" table:formula="of:=0.545256449*[.G257] + 32.3944553676" table:style-name="ce1">
            <text:p>171,434849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4-09</text:p>
          </table:table-cell>
          <table:table-cell office:value-type="float" office:value="164.520004" table:style-name="ce1">
            <text:p>164,520004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71.67563759300003" table:formula="of:=-0.0000545252*[.D258]^2 + 0.5609597066*[.D258] + 31.6433162106" table:style-name="ce1">
            <text:p>171,6756376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71.98010631160003" table:formula="of:=0.545256449*[.G258] + 32.3944553676" table:style-name="ce1">
            <text:p>171,980106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4-16</text:p>
          </table:table-cell>
          <table:table-cell office:value-type="float" office:value="166.279999" table:style-name="ce1">
            <text:p>166,27999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72.208625872" table:formula="of:=-0.0000545252*[.D259]^2 + 0.5609597066*[.D259] + 31.6433162106" table:style-name="ce1">
            <text:p>172,208625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72.52536276059999" table:formula="of:=0.545256449*[.G259] + 32.3944553676" table:style-name="ce1">
            <text:p>172,5253628</text:p>
          </table:table-cell>
          <table:table-cell table:style-name="ce1">
            <draw:frame draw:z-index="1" draw:id="id0" draw:style-name="a0" draw:name="Gráfico 1" svg:x="0.55729in" svg:y="0.16667in" svg:width="10.16146in" svg:height="5.63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2">
            <text:p>2018-04-23</text:p>
          </table:table-cell>
          <table:table-cell office:value-type="float" office:value="173.58999600000001" table:style-name="ce1">
            <text:p>173,589996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72.74150510060002" table:formula="of:=-0.0000545252*[.D260]^2 + 0.5609597066*[.D260] + 31.6433162106" table:style-name="ce1">
            <text:p>172,741505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73.07061920960001" table:formula="of:=0.545256449*[.G260] + 32.3944553676" table:style-name="ce1">
            <text:p>173,070619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4-30</text:p>
          </table:table-cell>
          <table:table-cell office:value-type="float" office:value="176.61000100000001" table:style-name="ce1">
            <text:p>176,610001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73.27427527880002" table:formula="of:=-0.0000545252*[.D261]^2 + 0.5609597066*[.D261] + 31.6433162106" table:style-name="ce1">
            <text:p>173,2742753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173.61587565860003" table:formula="of:=0.545256449*[.G261] + 32.3944553676" table:style-name="ce1">
            <text:p>173,615875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5-07</text:p>
          </table:table-cell>
          <table:table-cell office:value-type="float" office:value="186.990005" table:style-name="ce1">
            <text:p>186,990005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73.80693640660002" table:formula="of:=-0.0000545252*[.D262]^2 + 0.5609597066*[.D262] + 31.6433162106" table:style-name="ce1">
            <text:p>173,8069364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74.1611321076" table:formula="of:=0.545256449*[.G262] + 32.3944553676" table:style-name="ce1">
            <text:p>174,16113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5-14</text:p>
          </table:table-cell>
          <table:table-cell office:value-type="float" office:value="182.679993" table:style-name="ce1">
            <text:p>182,679993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74.33948848400001" table:formula="of:=-0.0000545252*[.D263]^2 + 0.5609597066*[.D263] + 31.6433162106" table:style-name="ce1">
            <text:p>174,3394885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174.70638855660002" table:formula="of:=0.545256449*[.G263] + 32.3944553676" table:style-name="ce1">
            <text:p>174,706388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5-21</text:p>
          </table:table-cell>
          <table:table-cell office:value-type="float" office:value="184.91999799999999" table:style-name="ce1">
            <text:p>184,919998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74.87193151100004" table:formula="of:=-0.0000545252*[.D264]^2 + 0.5609597066*[.D264] + 31.6433162106" table:style-name="ce1">
            <text:p>174,8719315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75.25164500560004" table:formula="of:=0.545256449*[.G264] + 32.3944553676" table:style-name="ce1">
            <text:p>175,2516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5-28</text:p>
          </table:table-cell>
          <table:table-cell office:value-type="float" office:value="193.990005" table:style-name="ce1">
            <text:p>193,99000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75.40426548760001" table:formula="of:=-0.0000545252*[.D265]^2 + 0.5609597066*[.D265] + 31.6433162106" table:style-name="ce1">
            <text:p>175,4042655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175.7969014546" table:formula="of:=0.545256449*[.G265] + 32.3944553676" table:style-name="ce1">
            <text:p>175,79690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6-04</text:p>
          </table:table-cell>
          <table:table-cell office:value-type="float" office:value="189.10000600000001" table:style-name="ce1">
            <text:p>189,100006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75.93649041380002" table:formula="of:=-0.0000545252*[.D266]^2 + 0.5609597066*[.D266] + 31.6433162106" table:style-name="ce1">
            <text:p>175,9364904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176.34215790360003" table:formula="of:=0.545256449*[.G266] + 32.3944553676" table:style-name="ce1">
            <text:p>176,342157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6-11</text:p>
          </table:table-cell>
          <table:table-cell office:value-type="float" office:value="195.85000600000001" table:style-name="ce1">
            <text:p>195,850006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76.46860628960002" table:formula="of:=-0.0000545252*[.D267]^2 + 0.5609597066*[.D267] + 31.6433162106" table:style-name="ce1">
            <text:p>176,4686063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176.88741435259999" table:formula="of:=0.545256449*[.G267] + 32.3944553676" table:style-name="ce1">
            <text:p>176,887414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6-18</text:p>
          </table:table-cell>
          <table:table-cell office:value-type="float" office:value="201.740005" table:style-name="ce1">
            <text:p>201,740005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77.00061311500002" table:formula="of:=-0.0000545252*[.D268]^2 + 0.5609597066*[.D268] + 31.6433162106" table:style-name="ce1">
            <text:p>177,0006131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77.43267080160001" table:formula="of:=0.545256449*[.G268] + 32.3944553676" table:style-name="ce1">
            <text:p>177,432670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6-25</text:p>
          </table:table-cell>
          <table:table-cell office:value-type="float" office:value="194.320007" table:style-name="ce1">
            <text:p>194,320007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77.53251089000003" table:formula="of:=-0.0000545252*[.D269]^2 + 0.5609597066*[.D269] + 31.6433162106" table:style-name="ce1">
            <text:p>177,5325109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77.97792725060003" table:formula="of:=0.545256449*[.G269] + 32.3944553676" table:style-name="ce1">
            <text:p>177,977927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7-02</text:p>
          </table:table-cell>
          <table:table-cell office:value-type="float" office:value="203.229996" table:style-name="ce1">
            <text:p>203,229996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78.0642996146" table:formula="of:=-0.0000545252*[.D270]^2 + 0.5609597066*[.D270] + 31.6433162106" table:style-name="ce1">
            <text:p>178,0642996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78.5231836996" table:formula="of:=0.545256449*[.G270] + 32.3944553676" table:style-name="ce1">
            <text:p>178,523183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7-09</text:p>
          </table:table-cell>
          <table:table-cell office:value-type="float" office:value="207.320007" table:style-name="ce1">
            <text:p>207,320007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78.59597928880004" table:formula="of:=-0.0000545252*[.D271]^2 + 0.5609597066*[.D271] + 31.6433162106" table:style-name="ce1">
            <text:p>178,5959793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79.06844014860002" table:formula="of:=0.545256449*[.G271] + 32.3944553676" table:style-name="ce1">
            <text:p>179,068440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7-16</text:p>
          </table:table-cell>
          <table:table-cell office:value-type="float" office:value="209.94000199999999" table:style-name="ce1">
            <text:p>209,940002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79.12754991260002" table:formula="of:=-0.0000545252*[.D272]^2 + 0.5609597066*[.D272] + 31.6433162106" table:style-name="ce1">
            <text:p>179,1275499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79.61369659760004" table:formula="of:=0.545256449*[.G272] + 32.3944553676" table:style-name="ce1">
            <text:p>179,61369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7-23</text:p>
          </table:table-cell>
          <table:table-cell office:value-type="float" office:value="174.88999899999999" table:style-name="ce1">
            <text:p>174,889999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79.659011486" table:formula="of:=-0.0000545252*[.D273]^2 + 0.5609597066*[.D273] + 31.6433162106" table:style-name="ce1">
            <text:p>179,659011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180.1589530466" table:formula="of:=0.545256449*[.G273] + 32.3944553676" table:style-name="ce1">
            <text:p>180,1589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7-30</text:p>
          </table:table-cell>
          <table:table-cell office:value-type="float" office:value="177.779999" table:style-name="ce1">
            <text:p>177,779999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80.19036400900004" table:formula="of:=-0.0000545252*[.D274]^2 + 0.5609597066*[.D274] + 31.6433162106" table:style-name="ce1">
            <text:p>180,190364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180.70420949560003" table:formula="of:=0.545256449*[.G274] + 32.3944553676" table:style-name="ce1">
            <text:p>180,704209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8-06</text:p>
          </table:table-cell>
          <table:table-cell office:value-type="float" office:value="180.259995" table:style-name="ce1">
            <text:p>180,259995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80.72160748160002" table:formula="of:=-0.0000545252*[.D275]^2 + 0.5609597066*[.D275] + 31.6433162106" table:style-name="ce1">
            <text:p>180,7216075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81.24946594459999" table:formula="of:=0.545256449*[.G275] + 32.3944553676" table:style-name="ce1">
            <text:p>181,249465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8-13</text:p>
          </table:table-cell>
          <table:table-cell office:value-type="float" office:value="173.800003" table:style-name="ce1">
            <text:p>173,800003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81.25274190380003" table:formula="of:=-0.0000545252*[.D276]^2 + 0.5609597066*[.D276] + 31.6433162106" table:style-name="ce1">
            <text:p>181,2527419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81.79472239360001" table:formula="of:=0.545256449*[.G276] + 32.3944553676" table:style-name="ce1">
            <text:p>181,794722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8-20</text:p>
          </table:table-cell>
          <table:table-cell office:value-type="float" office:value="174.64999399999999" table:style-name="ce1">
            <text:p>174,649994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81.78376727560001" table:formula="of:=-0.0000545252*[.D277]^2 + 0.5609597066*[.D277] + 31.6433162106" table:style-name="ce1">
            <text:p>181,7837673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182.33997884260003" table:formula="of:=0.545256449*[.G277] + 32.3944553676" table:style-name="ce1">
            <text:p>182,339978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8-27</text:p>
          </table:table-cell>
          <table:table-cell office:value-type="float" office:value="175.729996" table:style-name="ce1">
            <text:p>175,72999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82.31468359700003" table:formula="of:=-0.0000545252*[.D278]^2 + 0.5609597066*[.D278] + 31.6433162106" table:style-name="ce1">
            <text:p>182,3146836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182.8852352916" table:formula="of:=0.545256449*[.G278] + 32.3944553676" table:style-name="ce1">
            <text:p>182,885235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9-03</text:p>
          </table:table-cell>
          <table:table-cell office:value-type="float" office:value="163.03999300000001" table:style-name="ce1">
            <text:p>163,039993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82.84549086800001" table:formula="of:=-0.0000545252*[.D279]^2 + 0.5609597066*[.D279] + 31.6433162106" table:style-name="ce1">
            <text:p>182,8454909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83.43049174060002" table:formula="of:=0.545256449*[.G279] + 32.3944553676" table:style-name="ce1">
            <text:p>183,43049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9-10</text:p>
          </table:table-cell>
          <table:table-cell office:value-type="float" office:value="162.320007" table:style-name="ce1">
            <text:p>162,320007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83.3761890886" table:formula="of:=-0.0000545252*[.D280]^2 + 0.5609597066*[.D280] + 31.6433162106" table:style-name="ce1">
            <text:p>183,3761891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83.97574818960004" table:formula="of:=0.545256449*[.G280] + 32.3944553676" table:style-name="ce1">
            <text:p>183,97574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9-17</text:p>
          </table:table-cell>
          <table:table-cell office:value-type="float" office:value="162.929993" table:style-name="ce1">
            <text:p>162,92999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83.90677825880002" table:formula="of:=-0.0000545252*[.D281]^2 + 0.5609597066*[.D281] + 31.6433162106" table:style-name="ce1">
            <text:p>183,906778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84.5210046386" table:formula="of:=0.545256449*[.G281] + 32.3944553676" table:style-name="ce1">
            <text:p>184,521004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09-24</text:p>
          </table:table-cell>
          <table:table-cell office:value-type="float" office:value="164.46000699999999" table:style-name="ce1">
            <text:p>164,460007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84.43725837860001" table:formula="of:=-0.0000545252*[.D282]^2 + 0.5609597066*[.D282] + 31.6433162106" table:style-name="ce1">
            <text:p>184,4372584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185.06626108760003" table:formula="of:=0.545256449*[.G282] + 32.3944553676" table:style-name="ce1">
            <text:p>185,06626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0-01</text:p>
          </table:table-cell>
          <table:table-cell office:value-type="float" office:value="157.33000200000001" table:style-name="ce1">
            <text:p>157,330002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84.96762944800003" table:formula="of:=-0.0000545252*[.D283]^2 + 0.5609597066*[.D283] + 31.6433162106" table:style-name="ce1">
            <text:p>184,9676294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85.61151753659999" table:formula="of:=0.545256449*[.G283] + 32.3944553676" table:style-name="ce1">
            <text:p>185,61151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0-08</text:p>
          </table:table-cell>
          <table:table-cell office:value-type="float" office:value="153.740005" table:style-name="ce1">
            <text:p>153,74000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85.49789146700002" table:formula="of:=-0.0000545252*[.D284]^2 + 0.5609597066*[.D284] + 31.6433162106" table:style-name="ce1">
            <text:p>185,4978915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186.15677398560001" table:formula="of:=0.545256449*[.G284] + 32.3944553676" table:style-name="ce1">
            <text:p>186,15677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0-15</text:p>
          </table:table-cell>
          <table:table-cell office:value-type="float" office:value="154.050003" table:style-name="ce1">
            <text:p>154,050003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86.02804443560004" table:formula="of:=-0.0000545252*[.D285]^2 + 0.5609597066*[.D285] + 31.6433162106" table:style-name="ce1">
            <text:p>186,0280444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186.70203043460003" table:formula="of:=0.545256449*[.G285] + 32.3944553676" table:style-name="ce1">
            <text:p>186,702030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0-22</text:p>
          </table:table-cell>
          <table:table-cell office:value-type="float" office:value="145.36999499999999" table:style-name="ce1">
            <text:p>145,369995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86.55808835380003" table:formula="of:=-0.0000545252*[.D286]^2 + 0.5609597066*[.D286] + 31.6433162106" table:style-name="ce1">
            <text:p>186,5580884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187.2472868836" table:formula="of:=0.545256449*[.G286] + 32.3944553676" table:style-name="ce1">
            <text:p>187,24728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0-29</text:p>
          </table:table-cell>
          <table:table-cell office:value-type="float" office:value="150.35000600000001" table:style-name="ce1">
            <text:p>150,350006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87.0880232216" table:formula="of:=-0.0000545252*[.D287]^2 + 0.5609597066*[.D287] + 31.6433162106" table:style-name="ce1">
            <text:p>187,0880232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187.79254333260002" table:formula="of:=0.545256449*[.G287] + 32.3944553676" table:style-name="ce1">
            <text:p>187,792543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1-05</text:p>
          </table:table-cell>
          <table:table-cell office:value-type="float" office:value="144.96000699999999" table:style-name="ce1">
            <text:p>144,960007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87.61784903900002" table:formula="of:=-0.0000545252*[.D288]^2 + 0.5609597066*[.D288] + 31.6433162106" table:style-name="ce1">
            <text:p>187,617849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188.33779978160004" table:formula="of:=0.545256449*[.G288] + 32.3944553676" table:style-name="ce1">
            <text:p>188,33779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2018-11-12</text:p>
          </table:table-cell>
          <table:table-cell office:value-type="float" office:value="144.220001" table:style-name="ce1">
            <text:p>144,220001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88.14756580600002" table:formula="of:=-0.0000545252*[.D289]^2 + 0.5609597066*[.D289] + 31.6433162106" table:style-name="ce1">
            <text:p>188,1475658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88.8830562306" table:formula="of:=0.545256449*[.G289] + 32.3944553676" table:style-name="ce1">
            <text:p>188,8830562</text:p>
          </table:table-cell>
          <table:table-cell table:number-columns-repeated="16376"/>
        </table:table-row>
        <table:table-row table:number-rows-repeated="10482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bfs.07</dc:creator>
    <dc:date>2018-11-16T13:55:05Z</dc:date>
    <meta:editing-cycles>1</meta:editing-cycles>
    <meta:editing-duration>PT1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05.75pt" svg:width="731.6250393700787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B_(copy).$B$2:.$B$289" chart:class="chart:line" chart:attached-axis="primary-y" chart:style-name="G0S0">
            <chart:data-point chart:repeated="288"/>
          </chart:series>
          <chart:series chart:values-cell-range-address="FB_(copy).$E$2:.$E$289" chart:class="chart:line" chart:attached-axis="primary-y" chart:style-name="G0S1">
            <chart:data-point chart:repeated="28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